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serif"/>
    <style:font-face style:name="Tahoma1" svg:font-family="Tahoma"/>
    <style:font-face style:name="Times New Roman1" svg:font-family="'Times New Roman', 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8.697cm" fo:margin-left="0cm" table:align="left"/>
    </style:style>
    <style:style style:name="Таблица2.A" style:family="table-column">
      <style:table-column-properties style:column-width="1.499cm"/>
    </style:style>
    <style:style style:name="Таблица2.B" style:family="table-column">
      <style:table-column-properties style:column-width="8.996cm"/>
    </style:style>
    <style:style style:name="Таблица2.C" style:family="table-column">
      <style:table-column-properties style:column-width="8.20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-1.7cm" fo:margin-right="0cm" fo:text-align="center" style:justify-single-word="false" fo:text-indent="0cm" style:auto-text-indent="false" style:page-number="auto" fo:background-color="transparent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1373b8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style:font-name="Times New Roman" fo:font-size="14pt" fo:font-weight="bold" officeooo:paragraph-rsid="001373b8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Times New Roman" officeooo:paragraph-rsid="001373b8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officeooo:paragraph-rsid="001373b8" style:font-size-asian="14pt" style:font-size-complex="14pt"/>
    </style:style>
    <style:style style:name="P6" style:family="paragraph" style:parent-style-name="Standard">
      <style:paragraph-properties style:snap-to-layout-grid="false"/>
      <style:text-properties fo:color="#000000" style:font-name="Times New Roman" fo:font-size="14pt" officeooo:paragraph-rsid="001373b8" style:font-size-asian="14pt" style:font-size-complex="14pt"/>
    </style:style>
    <style:style style:name="P7" style:family="paragraph" style:parent-style-name="Standard">
      <style:text-properties fo:color="#000000" style:font-name="Times New Roman" fo:font-size="14pt" officeooo:paragraph-rsid="001373b8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officeooo:paragraph-rsid="001373b8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1373b8" officeooo:paragraph-rsid="001373b8" style:font-size-asian="14pt" style:font-size-complex="14pt"/>
    </style:style>
    <style:style style:name="P10" style:family="paragraph" style:parent-style-name="Standard">
      <style:text-properties fo:color="#000000" style:font-name="Times New Roman" officeooo:paragraph-rsid="001373b8"/>
    </style:style>
    <style:style style:name="P11" style:family="paragraph" style:parent-style-name="Standard">
      <loext:graphic-properties draw:fill="none"/>
      <style:paragraph-properties fo:margin-left="-1.6cm" fo:margin-right="0cm" fo:line-height="150%" fo:text-align="justify" style:justify-single-word="false" fo:text-indent="1.199cm" style:auto-text-indent="false" fo:background-color="transparent"/>
      <style:text-properties fo:color="#000000" style:font-name="Times New Roman" fo:font-size="14pt" officeooo:paragraph-rsid="0014fed3" style:font-size-asian="14pt" style:font-size-complex="14pt"/>
    </style:style>
    <style:style style:name="P12" style:family="paragraph" style:parent-style-name="Standard">
      <loext:graphic-properties draw:fill="none"/>
      <style:paragraph-properties fo:margin-left="-1.6cm" fo:margin-right="0cm" fo:line-height="150%" fo:text-align="justify" style:justify-single-word="false" fo:text-indent="1.199cm" style:auto-text-indent="false" fo:background-color="transparent"/>
      <style:text-properties fo:color="#000000" style:font-name="Times New Roman" fo:font-size="14pt" fo:language="ru" fo:country="RU" fo:font-weight="bold" officeooo:rsid="0015cb49" officeooo:paragraph-rsid="0015cb49" style:font-size-asian="14pt" style:font-weight-asian="bold" style:font-size-complex="14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-1.6cm" fo:margin-right="0cm" fo:line-height="150%" fo:text-align="justify" style:justify-single-word="false" fo:text-indent="1.199cm" style:auto-text-indent="false" style:page-number="auto" fo:break-before="page" fo:background-color="transparent"/>
      <style:text-properties fo:color="#000000" style:font-name="Times New Roman" fo:font-size="14pt" fo:font-weight="bold" officeooo:paragraph-rsid="0014fed3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justify" style:justify-single-word="false" style:writing-mode="lr-tb"/>
      <style:text-properties fo:color="#000000" fo:font-size="12pt" fo:language="en" fo:country="US" officeooo:paragraph-rsid="00190f73"/>
    </style:style>
    <style:style style:name="P15" style:family="paragraph" style:parent-style-name="Text_20_body">
      <style:paragraph-properties fo:text-align="justify" style:justify-single-word="false" style:writing-mode="lr-tb"/>
      <style:text-properties fo:color="#000000" fo:font-size="12pt" fo:language="en" fo:country="US" officeooo:paragraph-rsid="00192942"/>
    </style:style>
    <style:style style:name="P16" style:family="paragraph" style:parent-style-name="Text_20_body">
      <style:paragraph-properties fo:text-align="start" style:justify-single-word="false" style:writing-mode="lr-tb"/>
      <style:text-properties fo:color="#000000" fo:font-size="12pt" fo:language="en" fo:country="US" officeooo:paragraph-rsid="00190f73"/>
    </style:style>
    <style:style style:name="P17" style:family="paragraph" style:parent-style-name="Text_20_body">
      <style:paragraph-properties fo:text-align="start" style:justify-single-word="false" style:writing-mode="lr-tb"/>
      <style:text-properties fo:color="#000000" style:font-name="Times New Roman1" fo:font-size="14pt" fo:language="en" fo:country="US" fo:font-weight="bold" officeooo:paragraph-rsid="00190f73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000000" style:font-name="Times New Roman1" fo:font-size="14pt" fo:language="en" fo:country="US" fo:font-weight="bold" officeooo:paragraph-rsid="00192942"/>
    </style:style>
    <style:style style:name="P19" style:family="paragraph" style:parent-style-name="Text_20_body">
      <style:paragraph-properties fo:text-align="start" style:justify-single-word="false" style:writing-mode="lr-tb"/>
      <style:text-properties fo:color="#000000" style:font-name="Times New Roman1" fo:font-size="14pt" fo:language="en" fo:country="US" officeooo:paragraph-rsid="00192942"/>
    </style:style>
    <style:style style:name="P20" style:family="paragraph" style:parent-style-name="Text_20_body">
      <style:paragraph-properties fo:text-align="start" style:justify-single-word="false" style:writing-mode="lr-tb"/>
      <style:text-properties fo:color="#000000" style:font-name="Times New Roman1" fo:font-size="14pt" fo:language="ru" fo:country="RU" officeooo:paragraph-rsid="00192942"/>
    </style:style>
    <style:style style:name="P21" style:family="paragraph" style:parent-style-name="Text_20_body">
      <style:paragraph-properties fo:text-align="center" style:justify-single-word="false" style:writing-mode="lr-tb"/>
      <style:text-properties fo:color="#000000" officeooo:paragraph-rsid="00192942"/>
    </style:style>
    <style:style style:name="P22" style:family="paragraph" style:parent-style-name="Text_20_body">
      <style:paragraph-properties fo:text-align="justify" style:justify-single-word="false" style:writing-mode="lr-tb"/>
      <style:text-properties fo:color="#000000" style:font-name="Courier New" fo:font-size="10pt" fo:language="ru" fo:country="RU" officeooo:paragraph-rsid="00192942"/>
    </style:style>
    <style:style style:name="P23" style:family="paragraph" style:parent-style-name="Text_20_body">
      <style:paragraph-properties fo:text-align="start" style:justify-single-word="false" style:writing-mode="lr-tb"/>
      <style:text-properties fo:color="#000000" style:font-name="Courier New" fo:font-size="10pt" fo:language="ru" fo:country="RU" officeooo:paragraph-rsid="00192942"/>
    </style:style>
    <style:style style:name="P24" style:family="paragraph" style:parent-style-name="Text_20_body">
      <style:paragraph-properties fo:text-align="justify" style:justify-single-word="false" style:writing-mode="lr-tb"/>
      <style:text-properties fo:color="#000000" officeooo:paragraph-rsid="00192942"/>
    </style:style>
    <style:style style:name="P25" style:family="paragraph" style:parent-style-name="Text_20_body">
      <style:paragraph-properties fo:text-align="start" style:justify-single-word="false" style:writing-mode="lr-tb"/>
      <style:text-properties fo:color="#000000" officeooo:paragraph-rsid="00192942"/>
    </style:style>
    <style:style style:name="P26" style:family="paragraph" style:parent-style-name="Text_20_body">
      <style:paragraph-properties fo:margin-left="5.08cm" fo:margin-right="0cm" fo:text-align="start" style:justify-single-word="false" fo:text-indent="0cm" style:auto-text-indent="false" style:writing-mode="lr-tb"/>
      <style:text-properties fo:color="#000000" style:font-name="Times New Roman1" fo:font-size="14pt" fo:language="en" fo:country="US" officeooo:paragraph-rsid="00192942"/>
    </style:style>
    <style:style style:name="P27" style:family="paragraph" style:parent-style-name="Text_20_body">
      <style:paragraph-properties fo:margin-left="5.08cm" fo:margin-right="0cm" fo:text-align="start" style:justify-single-word="false" fo:text-indent="0cm" style:auto-text-indent="false" style:writing-mode="lr-tb"/>
      <style:text-properties fo:color="#000000" style:font-name="Courier New" fo:font-size="10pt" fo:language="ru" fo:country="RU" officeooo:paragraph-rsid="00192942"/>
    </style:style>
    <style:style style:name="P28" style:family="paragraph" style:parent-style-name="Text_20_body">
      <style:paragraph-properties fo:margin-left="2.54cm" fo:margin-right="0cm" fo:text-align="start" style:justify-single-word="false" fo:text-indent="0cm" style:auto-text-indent="false" style:writing-mode="lr-tb"/>
      <style:text-properties fo:color="#000000" style:font-name="Times New Roman1" fo:font-size="14pt" fo:language="en" fo:country="US" fo:font-weight="bold" officeooo:paragraph-rsid="00192942"/>
    </style:style>
    <style:style style:name="P29" style:family="paragraph" style:parent-style-name="Text_20_body">
      <style:paragraph-properties fo:margin-left="2.54cm" fo:margin-right="0cm" fo:text-align="start" style:justify-single-word="false" fo:text-indent="0cm" style:auto-text-indent="false" style:writing-mode="lr-tb"/>
      <style:text-properties fo:color="#000000" style:font-name="Times New Roman1" fo:font-size="14pt" fo:language="en" fo:country="US" officeooo:paragraph-rsid="00192942"/>
    </style:style>
    <style:style style:name="P30" style:family="paragraph" style:parent-style-name="Text_20_body">
      <style:paragraph-properties fo:margin-left="2.54cm" fo:margin-right="0cm" fo:text-align="start" style:justify-single-word="false" fo:text-indent="0cm" style:auto-text-indent="false" style:writing-mode="lr-tb"/>
      <style:text-properties fo:color="#000000" style:font-name="Courier New" fo:font-size="10pt" fo:language="ru" fo:country="RU" officeooo:paragraph-rsid="00192942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fo:color="#000000" fo:font-size="12pt" fo:language="en" fo:country="US" officeooo:paragraph-rsid="0017a297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fo:font-size="12pt" fo:language="en" fo:country="US" officeooo:paragraph-rsid="0017a297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fo:font-size="12pt" fo:language="en" fo:country="US" fo:font-style="italic" officeooo:paragraph-rsid="0017a297" style:font-style-asian="italic" style:font-style-complex="italic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fo:color="#000000" fo:font-size="12pt" fo:language="en" fo:country="US" fo:font-weight="normal" officeooo:paragraph-rsid="0017a297" style:font-weight-asian="normal" style:font-weight-complex="normal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style:font-name="Times New Roman1" fo:font-size="14pt" fo:language="ru" fo:country="RU" fo:font-style="normal" officeooo:paragraph-rsid="0017a297" style:font-style-asian="normal" style:font-style-complex="normal"/>
    </style:style>
    <style:style style:name="P36" style:family="paragraph" style:parent-style-name="Text_20_body">
      <style:paragraph-properties fo:margin-left="0cm" fo:margin-right="0cm" fo:text-align="end" style:justify-single-word="false" fo:text-indent="0cm" style:auto-text-indent="false" style:writing-mode="lr-tb"/>
      <style:text-properties fo:color="#000000" style:font-name="Times New Roman1" fo:font-size="14pt" fo:language="ru" fo:country="RU" fo:font-style="normal" style:text-underline-style="none" fo:font-weight="normal" officeooo:rsid="00190f73" officeooo:paragraph-rsid="00192942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Text_20_body">
      <style:paragraph-properties fo:margin-left="0cm" fo:margin-right="0cm" fo:text-align="end" style:justify-single-word="false" fo:text-indent="0cm" style:auto-text-indent="false" style:writing-mode="lr-tb"/>
      <style:text-properties fo:color="#000000" style:font-name="Times New Roman1" fo:font-size="14pt" fo:language="ru" fo:country="RU" fo:font-style="normal" style:text-underline-style="none" fo:font-weight="normal" officeooo:rsid="00192942" officeooo:paragraph-rsid="00192942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fo:color="#000000" style:font-name="Times New Roman1" fo:font-size="14pt" fo:language="ru" fo:country="RU" officeooo:paragraph-rsid="0017a297"/>
    </style:style>
    <style:style style:name="P3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style:font-name="Times New Roman1" fo:font-size="14pt" fo:language="ru" fo:country="RU" officeooo:paragraph-rsid="0017a297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style:font-name="Times New Roman1" fo:font-size="14pt" fo:language="ru" fo:country="RU" fo:font-weight="bold" officeooo:paragraph-rsid="00192942" style:font-weight-asian="bold" style:font-weight-complex="bold"/>
    </style:style>
    <style:style style:name="P41" style:family="paragraph" style:parent-style-name="Text_20_body">
      <style:paragraph-properties fo:margin-left="0cm" fo:margin-right="0cm" fo:text-align="end" style:justify-single-word="false" fo:text-indent="0cm" style:auto-text-indent="false" style:writing-mode="lr-tb"/>
      <style:text-properties fo:color="#000000" style:font-name="Times New Roman1" fo:font-size="14pt" fo:language="ru" fo:country="RU" officeooo:rsid="00190f73" officeooo:paragraph-rsid="00190f73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Times New Roman1" fo:font-size="14pt" fo:language="ru" fo:country="RU" fo:font-style="italic" style:text-underline-style="none" officeooo:rsid="00192942" officeooo:paragraph-rsid="00192942" style:font-size-asian="14pt" style:font-style-asian="normal" style:font-size-complex="14pt" style:font-style-complex="normal"/>
    </style:style>
    <style:style style:name="P43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fo:color="#000000" style:font-name="Times New Roman1" fo:font-size="14pt" fo:language="en" fo:country="US" officeooo:paragraph-rsid="0017a297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Times New Roman1" fo:font-size="12pt" fo:language="en" fo:country="US" fo:font-style="normal" style:text-underline-style="solid" style:text-underline-width="auto" style:text-underline-color="font-color" fo:font-weight="normal" officeooo:paragraph-rsid="00190f73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Courier New" fo:font-size="10pt" fo:language="ru" fo:country="RU" fo:font-weight="normal" officeooo:paragraph-rsid="00192942" style:font-weight-asian="normal" style:font-weight-complex="normal"/>
    </style:style>
    <style:style style:name="P4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style:font-name="Courier New" fo:font-size="12pt" fo:language="en" fo:country="US" fo:font-weight="bold" officeooo:rsid="0019e4c0" officeooo:paragraph-rsid="0019e4c0" style:font-weight-asian="bold" style:font-weight-complex="bold"/>
    </style:style>
    <style:style style:name="P47" style:family="paragraph" style:parent-style-name="Text_20_body">
      <style:paragraph-properties fo:margin-left="0cm" fo:margin-right="0cm" fo:margin-top="0.203cm" fo:margin-bottom="0.212cm" loext:contextual-spacing="false" fo:text-align="start" style:justify-single-word="false" fo:text-indent="0cm" style:auto-text-indent="false" style:writing-mode="lr-tb"/>
      <style:text-properties fo:color="#000000" fo:font-size="12pt" fo:language="en" fo:country="US" fo:font-style="italic" officeooo:paragraph-rsid="0017a297" style:font-style-asian="italic" style:font-style-complex="italic"/>
    </style:style>
    <style:style style:name="P4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style:font-size-asian="14pt" style:font-size-complex="14pt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officeooo:paragraph-rsid="0015cb49" style:font-size-asian="14pt" style:font-size-complex="14pt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font-weight="bold" officeooo:paragraph-rsid="0015cb49" style:font-size-asian="14pt" style:font-weight-asian="bold" style:font-size-complex="14pt"/>
    </style:style>
    <style:style style:name="P5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00000" officeooo:paragraph-rsid="0017a297"/>
    </style:style>
    <style:style style:name="P5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373b8"/>
    </style:style>
    <style:style style:name="P53" style:family="paragraph" style:parent-style-name="Text_20_body">
      <style:paragraph-properties fo:margin-left="0cm" fo:margin-right="0cm" fo:text-align="start" style:justify-single-word="false" fo:text-indent="0cm" style:auto-text-indent="false" fo:break-before="page" style:writing-mode="lr-tb"/>
      <style:text-properties fo:color="#000000" style:font-name="Times New Roman1" fo:font-size="14pt" fo:language="ru" fo:country="RU" fo:font-style="normal" fo:font-weight="bold" officeooo:paragraph-rsid="00190f73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Text_20_body">
      <style:paragraph-properties fo:margin-left="1.27cm" fo:margin-right="0cm" fo:text-align="start" style:justify-single-word="false" fo:text-indent="0cm" style:auto-text-indent="false" style:writing-mode="lr-tb"/>
      <style:text-properties fo:color="#000000" style:font-name="Courier New" fo:font-size="10pt" fo:language="ru" fo:country="RU" officeooo:paragraph-rsid="00192942"/>
    </style:style>
    <style:style style:name="P55" style:family="paragraph" style:parent-style-name="Text_20_body">
      <style:paragraph-properties fo:margin-left="1.27cm" fo:margin-right="0cm" fo:text-align="start" style:justify-single-word="false" fo:text-indent="0cm" style:auto-text-indent="false" style:writing-mode="lr-tb"/>
      <style:text-properties fo:color="#000000" style:font-name="Times New Roman1" fo:font-size="14pt" fo:language="en" fo:country="US" officeooo:paragraph-rsid="00192942"/>
    </style:style>
    <style:style style:name="P56" style:family="paragraph" style:parent-style-name="Text_20_body">
      <style:paragraph-properties fo:margin-left="3.81cm" fo:margin-right="0cm" fo:text-align="start" style:justify-single-word="false" fo:text-indent="0cm" style:auto-text-indent="false" style:writing-mode="lr-tb"/>
      <style:text-properties fo:color="#000000" style:font-name="Courier New" fo:font-size="10pt" fo:language="ru" fo:country="RU" officeooo:paragraph-rsid="00192942"/>
    </style:style>
    <style:style style:name="P57" style:family="paragraph" style:parent-style-name="Text_20_body">
      <style:paragraph-properties fo:margin-left="3.81cm" fo:margin-right="0cm" fo:text-align="start" style:justify-single-word="false" fo:text-indent="0cm" style:auto-text-indent="false" style:writing-mode="lr-tb"/>
      <style:text-properties fo:color="#000000" style:font-name="Times New Roman1" fo:font-size="14pt" fo:language="en" fo:country="US" fo:font-weight="bold" officeooo:paragraph-rsid="00192942"/>
    </style:style>
    <style:style style:name="P5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-0.4cm" style:auto-text-indent="false" fo:background-color="transparent"/>
      <style:text-properties fo:color="#000000" officeooo:paragraph-rsid="0017a297"/>
    </style:style>
    <style:style style:name="P5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-0.4cm" style:auto-text-indent="false" style:page-number="auto" fo:background-color="transparent"/>
      <style:text-properties fo:color="#000000" style:font-name="Times New Roman" fo:font-size="14pt" fo:font-weight="bold" officeooo:paragraph-rsid="0017a297" style:font-size-asian="14pt" style:font-weight-asian="bold" style:font-size-complex="14pt"/>
    </style:style>
    <style:style style:name="P60" style:family="paragraph" style:parent-style-name="Preformatted_20_Text">
      <loext:graphic-properties draw:fill="none"/>
      <style:paragraph-properties fo:margin-left="-1.6cm" fo:margin-right="0cm" fo:line-height="150%" fo:text-align="justify" style:justify-single-word="false" fo:text-indent="0cm" style:auto-text-indent="false" fo:background-color="transparent"/>
      <style:text-properties fo:color="#000000" style:font-name="Times New Roman" fo:font-size="14pt" fo:language="ru" fo:country="RU" officeooo:rsid="0015cb49" officeooo:paragraph-rsid="0015cb49" style:font-size-asian="14pt" style:font-size-complex="14pt"/>
    </style:style>
    <style:style style:name="P61" style:family="paragraph" style:parent-style-name="Text_20_body" style:list-style-name="L1">
      <style:paragraph-properties fo:text-align="start" style:justify-single-word="false" style:writing-mode="lr-tb"/>
      <style:text-properties fo:color="#000000" style:font-name="Times New Roman1" fo:font-size="14pt" fo:language="ru" fo:country="RU" fo:font-style="italic" fo:font-weight="normal" officeooo:rsid="0019e4c0" officeooo:paragraph-rsid="0019e4c0" style:font-style-asian="italic" style:font-weight-asian="normal" style:font-style-complex="italic" style:font-weight-complex="normal"/>
    </style:style>
    <style:style style:name="P62" style:family="paragraph" style:parent-style-name="Text_20_body" style:list-style-name="L1">
      <style:paragraph-properties fo:text-align="start" style:justify-single-word="false" style:writing-mode="lr-tb"/>
      <style:text-properties fo:color="#000000" style:font-name="Times New Roman1" fo:font-size="14pt" fo:language="ru" fo:country="RU" fo:font-style="normal" style:text-underline-style="none" fo:font-weight="normal" officeooo:rsid="0019e4c0" officeooo:paragraph-rsid="001cfa95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Text_20_body" style:list-style-name="L1">
      <style:paragraph-properties fo:text-align="start" style:justify-single-word="false" style:writing-mode="lr-tb"/>
      <style:text-properties fo:color="#000000" style:font-name="Times New Roman1" fo:font-size="14pt" fo:language="ru" fo:country="RU" fo:font-style="normal" style:text-underline-style="none" fo:font-weight="normal" officeooo:rsid="0019e4c0" officeooo:paragraph-rsid="001ed7c2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Text_20_body">
      <style:paragraph-properties fo:text-align="start" style:justify-single-word="false" style:writing-mode="lr-tb"/>
      <style:text-properties fo:color="#000000" style:font-name="Times New Roman1" fo:font-size="14pt" fo:language="ru" fo:country="RU" fo:font-style="normal" style:text-underline-style="none" fo:font-weight="normal" officeooo:rsid="001ed7c2" officeooo:paragraph-rsid="0020dfeb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Text_20_body">
      <style:paragraph-properties fo:text-align="start" style:justify-single-word="false" style:writing-mode="lr-tb"/>
      <style:text-properties fo:color="#000000" style:font-name="Times New Roman1" fo:font-size="14pt" fo:language="ru" fo:country="RU" fo:font-style="normal" style:text-underline-style="none" fo:font-weight="bold" officeooo:rsid="001ed7c2" officeooo:paragraph-rsid="001ed7c2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Text_20_body">
      <style:paragraph-properties fo:text-align="start" style:justify-single-word="false" style:writing-mode="lr-tb"/>
      <style:text-properties fo:color="#000000" style:font-name="Times New Roman1" fo:font-size="14pt" fo:language="ru" fo:country="RU" fo:font-style="normal" style:text-underline-style="none" fo:font-weight="bold" officeooo:rsid="002c5297" officeooo:paragraph-rsid="002c5297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6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6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0.5pt" style:font-size-asian="10.5pt" style:font-size-complex="10.5pt"/>
    </style:style>
    <style:style style:name="P7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0.5pt" officeooo:paragraph-rsid="0020dfeb" style:font-size-asian="10.5pt" style:font-size-complex="10.5pt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0.5pt" officeooo:rsid="0020dfeb" officeooo:paragraph-rsid="0020dfeb" style:font-size-asian="10.5pt" style:font-size-complex="10.5pt"/>
    </style:style>
    <style:style style:name="P7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0.5pt" officeooo:paragraph-rsid="00240fc7" style:font-size-asian="10.5pt" style:font-size-complex="10.5pt"/>
    </style:style>
    <style:style style:name="P7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20dfeb"/>
    </style:style>
    <style:style style:name="P7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20dfeb" officeooo:paragraph-rsid="0020dfeb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ru" fo:country="RU" fo:font-weight="bold" officeooo:rsid="00255403" officeooo:paragraph-rsid="00255403" style:font-size-asian="14pt" style:font-weight-asian="bold" style:font-size-complex="14pt" style:font-weight-complex="bold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77" style:family="paragraph" style:parent-style-name="Preformatted_20_Text">
      <style:paragraph-properties fo:text-align="start" style:justify-single-word="false" style:writing-mode="lr-tb"/>
      <style:text-properties fo:color="#000000" style:font-name="Times New Roman1" fo:font-size="14pt" fo:language="ru" fo:country="RU" fo:font-style="normal" style:text-underline-style="none" fo:font-weight="bold" officeooo:rsid="002c5297" officeooo:paragraph-rsid="002c5297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Preformatted_20_Text">
      <style:paragraph-properties fo:text-align="start" style:justify-single-word="false" style:writing-mode="lr-tb"/>
      <style:text-properties fo:color="#000000" style:font-name="Liberation Mono" fo:font-size="10.5pt" fo:language="ru" fo:country="RU" fo:font-style="normal" style:text-underline-style="none" fo:font-weight="normal" officeooo:rsid="001ed7c2" officeooo:paragraph-rsid="0020dfeb" style:font-size-asian="10.5pt" style:font-style-asian="normal" style:font-weight-asian="normal" style:font-size-complex="10.5pt" style:font-style-complex="normal" style:font-weight-complex="normal"/>
    </style:style>
    <style:style style:name="P79" style:family="paragraph" style:parent-style-name="Table_20_Contents">
      <style:text-properties style:font-name="Times New Roman" fo:font-size="14pt" officeooo:rsid="0025fb28" officeooo:paragraph-rsid="0025fb28" style:font-name-asian="Liberation Mono" style:font-size-asian="14pt" style:font-name-complex="Liberation Mono" style:font-size-complex="14pt"/>
    </style:style>
    <style:style style:name="P80" style:family="paragraph" style:parent-style-name="Table_20_Contents">
      <style:text-properties style:font-name="Times New Roman" fo:font-size="14pt" officeooo:rsid="00264feb" officeooo:paragraph-rsid="00264feb" style:font-name-asian="Liberation Mono" style:font-size-asian="14pt" style:font-name-complex="Liberation Mono" style:font-size-complex="14pt"/>
    </style:style>
    <style:style style:name="P81" style:family="paragraph" style:parent-style-name="Table_20_Contents">
      <style:text-properties style:font-name="Times New Roman" fo:font-size="14pt" officeooo:rsid="00275452" officeooo:paragraph-rsid="00275452" style:font-name-asian="Liberation Mono" style:font-size-asian="14pt" style:font-name-complex="Liberation Mono" style:font-size-complex="14pt"/>
    </style:style>
    <style:style style:name="P82" style:family="paragraph" style:parent-style-name="Table_20_Contents">
      <style:text-properties style:font-name="Times New Roman" fo:font-size="14pt" officeooo:rsid="00288a44" officeooo:paragraph-rsid="00288a44" style:font-name-asian="Liberation Mono" style:font-size-asian="14pt" style:font-name-complex="Liberation Mono" style:font-size-complex="14pt"/>
    </style:style>
    <style:style style:name="P83" style:family="paragraph" style:parent-style-name="Table_20_Contents">
      <style:text-properties style:font-name="Times New Roman" fo:font-size="14pt" fo:language="ru" fo:country="RU" officeooo:rsid="00255403" officeooo:paragraph-rsid="00255403" style:font-name-asian="Liberation Mono" style:font-size-asian="14pt" style:font-name-complex="Liberation Mono" style:font-size-complex="14pt"/>
    </style:style>
    <style:style style:name="P84" style:family="paragraph" style:parent-style-name="Table_20_Contents">
      <style:text-properties style:font-name="Times New Roman" fo:font-size="14pt" fo:language="en" fo:country="US" officeooo:rsid="0025fb28" officeooo:paragraph-rsid="0025fb28" style:font-name-asian="Liberation Mono" style:font-size-asian="14pt" style:font-name-complex="Liberation Mono" style:font-size-complex="14pt"/>
    </style:style>
    <style:style style:name="P85" style:family="paragraph" style:parent-style-name="Table_20_Contents">
      <style:text-properties style:font-name="Times New Roman" fo:font-size="14pt" fo:language="en" fo:country="US" officeooo:rsid="00264feb" officeooo:paragraph-rsid="00264feb" style:font-name-asian="Liberation Mono" style:font-size-asian="14pt" style:font-name-complex="Liberation Mono" style:font-size-complex="14pt"/>
    </style:style>
    <style:style style:name="P86" style:family="paragraph" style:parent-style-name="Table_20_Contents">
      <style:text-properties style:font-name="Times New Roman" fo:font-size="14pt" fo:language="en" fo:country="US" officeooo:rsid="00275452" officeooo:paragraph-rsid="00275452" style:font-name-asian="Liberation Mono" style:font-size-asian="14pt" style:font-name-complex="Liberation Mono" style:font-size-complex="14pt"/>
    </style:style>
    <style:style style:name="P87" style:family="paragraph" style:parent-style-name="Table_20_Contents">
      <style:text-properties style:font-name="Times New Roman" fo:font-size="14pt" fo:language="en" fo:country="US" officeooo:rsid="00288a44" officeooo:paragraph-rsid="00288a44" style:font-name-asian="Liberation Mono" style:font-size-asian="14pt" style:font-name-complex="Liberation Mono" style:font-size-complex="14pt"/>
    </style:style>
    <style:style style:name="P88" style:family="paragraph" style:parent-style-name="Table_20_Contents">
      <style:text-properties style:font-name="Times New Roman" fo:font-size="14pt" fo:language="en" fo:country="US" officeooo:rsid="002a62b1" officeooo:paragraph-rsid="002a62b1" style:font-name-asian="Liberation Mono" style:font-size-asian="14pt" style:font-name-complex="Liberation Mono" style:font-size-complex="14pt"/>
    </style:style>
    <style:style style:name="P89" style:family="paragraph" style:parent-style-name="Standard" style:master-page-name="Преобразование_20_1">
      <style:paragraph-properties fo:line-height="150%" fo:text-align="center" style:justify-single-word="false" style:page-number="auto"/>
      <style:text-properties fo:text-transform="uppercase" fo:color="#000000" style:font-name="Times New Roman" fo:font-size="14pt" fo:font-weight="bold" officeooo:paragraph-rsid="001373b8" style:font-size-asian="14pt" style:font-weight-asian="bold" style:font-size-complex="14pt"/>
    </style:style>
    <style:style style:name="P90" style:family="paragraph" style:parent-style-name="Standard">
      <loext:graphic-properties draw:fill="none"/>
      <style:paragraph-properties fo:margin-left="-1.6cm" fo:margin-right="0cm" fo:line-height="150%" fo:text-align="justify" style:justify-single-word="false" fo:text-indent="1.199cm" style:auto-text-indent="false" fo:background-color="transparent" style:writing-mode="lr-tb"/>
      <style:text-properties fo:color="#000000" style:font-name="Times New Roman" fo:font-size="14pt" fo:language="ru" fo:country="RU" fo:font-style="normal" style:text-underline-style="none" fo:font-weight="bold" officeooo:rsid="002c5297" officeooo:paragraph-rsid="002c5297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loext:graphic-properties draw:fill="none"/>
      <style:paragraph-properties fo:margin-left="-1.6cm" fo:margin-right="0cm" fo:line-height="150%" fo:text-align="justify" style:justify-single-word="false" fo:text-indent="1.199cm" style:auto-text-indent="false" fo:background-color="transparent" style:writing-mode="lr-tb"/>
      <style:text-properties fo:color="#000000" style:font-name="Times New Roman" fo:font-size="14pt" fo:language="ru" fo:country="RU" fo:font-style="normal" style:text-underline-style="none" fo:font-weight="normal" officeooo:rsid="002c5297" officeooo:paragraph-rsid="002c5297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000000" fo:font-size="14pt" fo:background-color="#ffffff" loext:char-shading-value="0" style:font-size-asian="14pt" style:font-size-complex="14pt"/>
    </style:style>
    <style:style style:name="T2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3" style:family="text">
      <style:text-properties fo:font-size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language="ru" fo:country="RU"/>
    </style:style>
    <style:style style:name="T7" style:family="text">
      <style:text-properties fo:font-size="14pt" fo:language="ru" fo:country="RU" fo:font-weight="bold" officeooo:rsid="0015cb49" style:font-size-asian="14pt" style:font-weight-asian="bold" style:font-size-complex="14pt"/>
    </style:style>
    <style:style style:name="T8" style:family="text">
      <style:text-properties fo:font-size="14pt" fo:language="ru" fo:country="RU" fo:font-weight="bold" officeooo:rsid="001373b8" style:font-size-asian="14pt" style:font-weight-asian="bold" style:font-size-complex="14pt"/>
    </style:style>
    <style:style style:name="T9" style:family="text">
      <style:text-properties fo:font-size="14pt" fo:language="ru" fo:country="RU" style:text-underline-style="none"/>
    </style:style>
    <style:style style:name="T10" style:family="text">
      <style:text-properties fo:font-size="14pt" fo:language="ru" fo:country="RU" officeooo:rsid="001373b8" style:font-size-asian="14pt" style:font-size-complex="14pt"/>
    </style:style>
    <style:style style:name="T11" style:family="text">
      <style:text-properties fo:text-transform="uppercase" fo:color="#000000" style:font-name="Times New Roman" style:font-size-complex="14pt"/>
    </style:style>
    <style:style style:name="T12" style:family="text">
      <style:text-properties fo:font-variant="normal" fo:text-transform="none" fo:color="#000000" style:font-name="Times New Roman" fo:font-size="14pt" fo:language="ru" fo:country="RU" officeooo:rsid="001373b8" style:font-size-asian="14pt" style:font-size-complex="14pt"/>
    </style:style>
    <style:style style:name="T13" style:family="text">
      <style:text-properties fo:font-variant="normal" fo:text-transform="none" fo:color="#000000" style:font-name="Times New Roman" fo:font-size="14pt" style:font-size-asian="14pt" style:font-size-complex="14pt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190f7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Times New Roman1" fo:font-size="14pt"/>
    </style:style>
    <style:style style:name="T18" style:family="text">
      <style:text-properties style:font-name="Times New Roman1" fo:font-size="14pt" fo:font-style="italic"/>
    </style:style>
    <style:style style:name="T19" style:family="text">
      <style:text-properties style:font-name="Times New Roman1" fo:font-size="14pt" fo:font-style="italic" fo:font-weight="bold"/>
    </style:style>
    <style:style style:name="T20" style:family="text">
      <style:text-properties style:font-name="Times New Roman1" fo:font-size="14pt" fo:font-style="italic" style:text-underline-style="none" officeooo:rsid="00192942" style:font-size-asian="14pt" style:font-style-asian="normal" style:font-size-complex="14pt" style:font-style-complex="normal"/>
    </style:style>
    <style:style style:name="T21" style:family="text">
      <style:text-properties style:font-name="Times New Roman1" fo:font-size="14pt" fo:language="ru" fo:country="RU"/>
    </style:style>
    <style:style style:name="T22" style:family="text">
      <style:text-properties style:font-name="Times New Roman1" fo:font-size="14pt" fo:language="ru" fo:country="RU" fo:font-style="italic"/>
    </style:style>
    <style:style style:name="T23" style:family="text">
      <style:text-properties style:font-name="Times New Roman1" fo:font-size="14pt" fo:language="ru" fo:country="RU" fo:font-style="italic" style:font-style-asian="italic" style:font-style-complex="italic"/>
    </style:style>
    <style:style style:name="T24" style:family="text">
      <style:text-properties style:font-name="Times New Roman1" fo:font-size="14pt" fo:language="ru" fo:country="RU" fo:font-style="italic" officeooo:rsid="00190f73"/>
    </style:style>
    <style:style style:name="T25" style:family="text">
      <style:text-properties style:font-name="Times New Roman1" fo:font-size="14pt" fo:language="ru" fo:country="RU" fo:font-style="italic" style:text-underline-style="none" style:font-size-asian="14pt" style:font-style-asian="normal" style:font-size-complex="14pt" style:font-style-complex="normal"/>
    </style:style>
    <style:style style:name="T26" style:family="text">
      <style:text-properties style:font-name="Times New Roman1" fo:font-size="14pt" fo:language="ru" fo:country="RU" fo:font-weight="bold" style:font-weight-asian="bold" style:font-weight-complex="bold"/>
    </style:style>
    <style:style style:name="T27" style:family="text">
      <style:text-properties style:font-name="Times New Roman1" fo:font-size="14pt" fo:language="ru" fo:country="RU" fo:font-style="normal" style:font-style-asian="normal" style:font-style-complex="normal"/>
    </style:style>
    <style:style style:name="T28" style:family="text">
      <style:text-properties style:font-name="Times New Roman1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29" style:family="text">
      <style:text-properties style:font-name="Times New Roman1" fo:font-size="14pt" fo:font-weight="bold"/>
    </style:style>
    <style:style style:name="T30" style:family="text">
      <style:text-properties style:font-name="Times New Roman1" fo:font-size="14pt" fo:font-weight="bold" style:font-weight-asian="bold" style:font-weight-complex="bold"/>
    </style:style>
    <style:style style:name="T31" style:family="text">
      <style:text-properties style:font-name="Times New Roman1" fo:font-size="14pt" fo:language="en" fo:country="US"/>
    </style:style>
    <style:style style:name="T32" style:family="text">
      <style:text-properties style:font-name="Times New Roman1" fo:font-size="14pt" fo:language="en" fo:country="US" fo:font-style="italic"/>
    </style:style>
    <style:style style:name="T33" style:family="text">
      <style:text-properties style:font-name="Times New Roman1" fo:font-size="14pt" fo:language="en" fo:country="US" fo:font-weight="bold"/>
    </style:style>
    <style:style style:name="T34" style:family="text"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T35" style:family="text">
      <style:text-properties style:font-name="Times New Roman1" fo:font-size="14pt" fo:font-style="normal" style:text-underline-style="none" officeooo:rsid="00192942" style:font-size-asian="14pt" style:font-style-asian="normal" style:font-size-complex="14pt" style:font-style-complex="normal"/>
    </style:style>
    <style:style style:name="T36" style:family="text">
      <style:text-properties fo:font-size="12pt" fo:language="en" fo:country="US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15cb49"/>
    </style:style>
    <style:style style:name="T39" style:family="text">
      <style:text-properties fo:language="en" fo:country="US" fo:font-style="normal" style:text-underline-style="none" style:font-size-asian="14pt" style:font-style-asian="normal" style:font-size-complex="14pt" style:font-style-complex="normal"/>
    </style:style>
    <style:style style:name="T40" style:family="text">
      <style:text-properties fo:language="en" fo:country="US" officeooo:rsid="0025fb28"/>
    </style:style>
    <style:style style:name="T41" style:family="text">
      <style:text-properties fo:language="en" fo:country="US" officeooo:rsid="002c5297"/>
    </style:style>
    <style:style style:name="T42" style:family="text">
      <style:text-properties style:font-name="Times New Roman"/>
    </style:style>
    <style:style style:name="T43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44" style:family="text">
      <style:text-properties style:font-name="Times New Roman" fo:font-style="normal" style:text-underline-style="none" style:font-size-asian="14pt" style:font-style-asian="normal" style:font-size-complex="14pt" style:font-style-complex="normal"/>
    </style:style>
    <style:style style:name="T45" style:family="text">
      <style:text-properties style:font-name="Times New Roman" fo:font-style="normal" style:text-underline-style="none" officeooo:rsid="001cfa95" style:font-size-asian="14pt" style:font-style-asian="normal" style:font-size-complex="14pt" style:font-style-complex="normal"/>
    </style:style>
    <style:style style:name="T46" style:family="text">
      <style:text-properties style:font-name="Times New Roman" style:text-underline-style="none" style:font-size-asian="14pt" style:font-size-complex="14pt"/>
    </style:style>
    <style:style style:name="T47" style:family="text">
      <style:text-properties style:font-name="Times New Roman" style:text-underline-style="none" officeooo:rsid="001cfa95" style:font-size-asian="14pt" style:font-size-complex="14pt"/>
    </style:style>
    <style:style style:name="T48" style:family="text">
      <style:text-properties style:font-name="Times New Roman" fo:language="en" fo:country="US"/>
    </style:style>
    <style:style style:name="T49" style:family="text">
      <style:text-properties style:font-name="Times New Roman" fo:language="en" fo:country="US" fo:font-style="normal" style:text-underline-style="none" style:font-size-asian="14pt" style:font-style-asian="normal" style:font-size-complex="14pt" style:font-style-complex="normal"/>
    </style:style>
    <style:style style:name="T50" style:family="text">
      <style:text-properties style:font-name="Times New Roman" fo:language="en" fo:country="US" officeooo:rsid="001cfa95"/>
    </style:style>
    <style:style style:name="T51" style:family="text">
      <style:text-properties style:font-name="Times New Roman" fo:language="en" fo:country="US" officeooo:rsid="001d977d"/>
    </style:style>
    <style:style style:name="T52" style:family="text">
      <style:text-properties style:font-name="Times New Roman" fo:language="en" fo:country="US" officeooo:rsid="002060b7"/>
    </style:style>
    <style:style style:name="T53" style:family="text">
      <style:text-properties style:font-name="Times New Roman" officeooo:rsid="001cfa95"/>
    </style:style>
    <style:style style:name="T54" style:family="text">
      <style:text-properties style:font-name="Times New Roman" fo:font-style="italic" style:font-style-asian="italic" style:font-style-complex="italic"/>
    </style:style>
    <style:style style:name="T55" style:family="text">
      <style:text-properties style:font-name="Times New Roman" fo:font-style="italic" officeooo:rsid="001cfa95" style:font-style-asian="italic" style:font-style-complex="italic"/>
    </style:style>
    <style:style style:name="T56" style:family="text">
      <style:text-properties style:font-name="Times New Roman" fo:font-style="italic" officeooo:rsid="001d977d" style:font-style-asian="italic" style:font-style-complex="italic"/>
    </style:style>
    <style:style style:name="T57" style:family="text">
      <style:text-properties style:font-name="Times New Roman" fo:font-style="italic" officeooo:rsid="001ed7c2" style:font-style-asian="italic" style:font-style-complex="italic"/>
    </style:style>
    <style:style style:name="T58" style:family="text">
      <style:text-properties style:font-name="Times New Roman" fo:font-style="italic" officeooo:rsid="0020dfeb" style:font-style-asian="italic" style:font-style-complex="italic"/>
    </style:style>
    <style:style style:name="T59" style:family="text">
      <style:text-properties style:font-name="Times New Roman" officeooo:rsid="001d977d"/>
    </style:style>
    <style:style style:name="T60" style:family="text">
      <style:text-properties style:font-name="Times New Roman" officeooo:rsid="001e62ef"/>
    </style:style>
    <style:style style:name="T61" style:family="text">
      <style:text-properties style:font-name="Times New Roman" officeooo:rsid="001ed7c2"/>
    </style:style>
    <style:style style:name="T62" style:family="text">
      <style:text-properties style:font-name="Times New Roman" officeooo:rsid="002060b7"/>
    </style:style>
    <style:style style:name="T63" style:family="text">
      <style:text-properties style:font-name="Times New Roman" officeooo:rsid="0019e4c0"/>
    </style:style>
    <style:style style:name="T64" style:family="text">
      <style:text-properties style:font-name="Times New Roman" officeooo:rsid="0020dfeb"/>
    </style:style>
    <style:style style:name="T65" style:family="text">
      <style:text-properties style:font-name="Times New Roman" fo:font-weight="normal" style:font-weight-asian="normal" style:font-weight-complex="normal"/>
    </style:style>
    <style:style style:name="T66" style:family="text">
      <style:text-properties style:text-position="33% 80%" style:font-name="Times New Roman1" fo:font-size="18pt"/>
    </style:style>
    <style:style style:name="T67" style:family="text">
      <style:text-properties style:text-position="33% 80%" style:font-name="Times New Roman1" fo:font-size="18pt" fo:font-style="italic"/>
    </style:style>
    <style:style style:name="T68" style:family="text">
      <style:text-properties fo:font-style="normal" style:text-underline-style="none" style:font-size-asian="14pt" style:font-style-asian="normal" style:font-size-complex="14pt" style:font-style-complex="normal"/>
    </style:style>
    <style:style style:name="T69" style:family="text">
      <style:text-properties fo:font-style="normal" style:text-underline-style="none" officeooo:rsid="00192942" style:font-size-asian="14pt" style:font-style-asian="normal" style:font-size-complex="14pt" style:font-style-complex="normal"/>
    </style:style>
    <style:style style:name="T70" style:family="text">
      <style:text-properties fo:font-style="normal" style:text-underline-style="none" officeooo:rsid="00190f73" style:font-size-asian="14pt" style:font-style-asian="normal" style:font-size-complex="14pt" style:font-style-complex="normal"/>
    </style:style>
    <style:style style:name="T71" style:family="text">
      <style:text-properties style:text-underline-style="none" style:font-size-asian="14pt" style:font-size-complex="14pt"/>
    </style:style>
    <style:style style:name="T72" style:family="text">
      <style:text-properties officeooo:rsid="002060b7"/>
    </style:style>
    <style:style style:name="T73" style:family="text">
      <style:text-properties fo:color="#800080"/>
    </style:style>
    <style:style style:name="T74" style:family="text">
      <style:text-properties fo:color="#800080" officeooo:rsid="002060b7"/>
    </style:style>
    <style:style style:name="T75" style:family="text">
      <style:text-properties fo:color="#c0c0c0"/>
    </style:style>
    <style:style style:name="T76" style:family="text">
      <style:text-properties fo:color="#c0c0c0" style:font-name="Times New Roman" fo:font-weight="normal" style:font-weight-asian="normal" style:font-weight-complex="normal"/>
    </style:style>
    <style:style style:name="T77" style:family="text">
      <style:text-properties fo:color="#c0c0c0" officeooo:rsid="002060b7"/>
    </style:style>
    <style:style style:name="T78" style:family="text">
      <style:text-properties fo:color="#c0c0c0" fo:language="ru" fo:country="RU"/>
    </style:style>
    <style:style style:name="T79" style:family="text">
      <style:text-properties fo:color="#c0c0c0" fo:language="ru" fo:country="RU" officeooo:rsid="0020dfeb"/>
    </style:style>
    <style:style style:name="T80" style:family="text">
      <style:text-properties fo:color="#c0c0c0" fo:language="en" fo:country="US" officeooo:rsid="00275452"/>
    </style:style>
    <style:style style:name="T81" style:family="text">
      <style:text-properties fo:color="#000080"/>
    </style:style>
    <style:style style:name="T82" style:family="text">
      <style:text-properties fo:color="#000080" style:font-name="Times New Roman" fo:font-weight="normal" style:font-weight-asian="normal" style:font-weight-complex="normal"/>
    </style:style>
    <style:style style:name="T83" style:family="text">
      <style:text-properties fo:color="#000080" officeooo:rsid="002060b7"/>
    </style:style>
    <style:style style:name="T84" style:family="text">
      <style:text-properties fo:color="#008000"/>
    </style:style>
    <style:style style:name="T85" style:family="text">
      <style:text-properties fo:color="#008000" style:font-name="Times New Roman" fo:font-weight="normal" style:font-weight-asian="normal" style:font-weight-complex="normal"/>
    </style:style>
    <style:style style:name="T86" style:family="text">
      <style:text-properties fo:color="#008000" officeooo:rsid="002060b7"/>
    </style:style>
    <style:style style:name="T87" style:family="text">
      <style:text-properties fo:color="#008000" fo:language="en" fo:country="US" officeooo:rsid="0020dfeb"/>
    </style:style>
    <style:style style:name="T88" style:family="text">
      <style:text-properties fo:color="#008000" fo:language="en" fo:country="US" officeooo:rsid="00240fc7"/>
    </style:style>
    <style:style style:name="T89" style:family="text">
      <style:text-properties fo:color="#008000" fo:language="en" fo:country="US" officeooo:rsid="00264feb"/>
    </style:style>
    <style:style style:name="T90" style:family="text">
      <style:text-properties fo:color="#008000" fo:language="en" fo:country="US" officeooo:rsid="00275452"/>
    </style:style>
    <style:style style:name="T91" style:family="text">
      <style:text-properties fo:color="#008000" fo:language="ru" fo:country="RU"/>
    </style:style>
    <style:style style:name="T92" style:family="text">
      <style:text-properties fo:color="#008000" fo:language="ru" fo:country="RU" officeooo:rsid="0020dfeb"/>
    </style:style>
    <style:style style:name="T93" style:family="text">
      <style:text-properties fo:color="#008000" fo:language="ru" fo:country="RU" officeooo:rsid="00240fc7"/>
    </style:style>
    <style:style style:name="T94" style:family="text">
      <style:text-properties fo:color="#008000" fo:language="ru" fo:country="RU" officeooo:rsid="00264feb"/>
    </style:style>
    <style:style style:name="T95" style:family="text">
      <style:text-properties fo:color="#008000" fo:language="ru" fo:country="RU" officeooo:rsid="00275452"/>
    </style:style>
    <style:style style:name="T96" style:family="text">
      <style:text-properties fo:color="#008000" officeooo:rsid="0020dfeb"/>
    </style:style>
    <style:style style:name="T97" style:family="text">
      <style:text-properties fo:color="#008000" style:font-name="Liberation Mono" fo:font-size="10.5pt" fo:language="ru" fo:country="RU" style:font-size-asian="10.5pt" style:font-size-complex="10.5pt"/>
    </style:style>
    <style:style style:name="T98" style:family="text">
      <style:text-properties fo:color="#008000" style:font-name="Liberation Mono" fo:font-size="10.5pt" fo:language="ru" fo:country="RU" officeooo:rsid="0020dfeb" style:font-size-asian="10.5pt" style:font-size-complex="10.5pt"/>
    </style:style>
    <style:style style:name="T99" style:family="text">
      <style:text-properties fo:color="#808000"/>
    </style:style>
    <style:style style:name="T100" style:family="text">
      <style:text-properties fo:color="#808000" fo:language="ru" fo:country="RU" officeooo:rsid="0020dfeb"/>
    </style:style>
    <style:style style:name="T101" style:family="text">
      <style:text-properties officeooo:rsid="0025fb28"/>
    </style:style>
    <style:style style:name="T102" style:family="text">
      <style:text-properties fo:color="#009933" fo:language="en" fo:country="US" officeooo:rsid="002754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<text:span text:style-name="T5">Кафедра </text:span><text:span text:style-name="T7">МОЭВМ</text:span>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2"><text:span text:style-name="Название_20_книги"><text:span text:style-name="T11">отчет</text:span></text:span></text:p>
      <text:p text:style-name="P4"><text:span text:style-name="T5">по лабораторной работе №</text:span><text:span text:style-name="T8">1</text:span></text:p>
      <text:p text:style-name="P2"><text:span text:style-name="T2">по дисциплине «</text:span><text:span text:style-name="Название_20_книги"><text:span text:style-name="T12">Алгоритмы и структуры данных</text:span></text:span><text:span text:style-name="T2">»</text:span></text:p>
      <text:p text:style-name="P2"><text:span text:style-name="Название_20_книги"><text:span text:style-name="T13">Тема: </text:span></text:span><text:span text:style-name="Название_20_книги"><text:span text:style-name="T12">Рекурсии</text:span></text:span><text:span text:style-name="Название_20_книги"><text:span text:style-name="T13"> 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4">Студент гр. </text:span><text:span text:style-name="T10">6382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9">Вайгачёв А.О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6"/>
          </table:table-cell>
          <table:table-cell table:style-name="Таблица1.A1" office:value-type="string">
            <text:p text:style-name="P9">Фирсов М.А.</text:p>
          </table:table-cell>
        </table:table-row>
      </table:table>
      <text:p text:style-name="P8"/>
      <text:p text:style-name="P8"/>
      <text:p text:style-name="P8">Санкт-Петербург</text:p>
      <text:p text:style-name="P8">2016</text:p>
      <text:p text:style-name="P13">Цель работы.</text:p>
      <text:p text:style-name="P11"><text:span text:style-name="T38">O</text:span><text:span text:style-name="T14">знакомиться с основными понятиями и приёмами рекурсивного программирования, получить навыки программирования рекурсивных процедур и функций.</text:span></text:p>
      <text:p text:style-name="P12">Задание № 21.</text:p>
      <text:p text:style-name="P60">Построить синтаксический анализатор для понятия скобки.</text:p>
      <text:p text:style-name="P48">скобки::=квадратные | круглые</text:p>
      <text:p text:style-name="P48">квадратные:: = [ [ квадратные ] ( круглые ) ] | B</text:p>
      <text:p text:style-name="P49">круглые::=( ( круглые ) [ квадратные ] ) | А</text:p>
      <text:p text:style-name="P50"/>
      <text:p text:style-name="P59">Основные теоретические положения.</text:p>
      <text:p text:style-name="P58"><text:span text:style-name="T43"><text:tab/></text:span><text:span text:style-name="T26">Рекурсивные определения и вычисления</text:span></text:p>
      <text:p text:style-name="P51"><text:span text:style-name="T21"><text:tab/>Рассмотрим пример, который присутствует, по-видимому, во всех учебниках по программированию. Функция </text:span><text:span text:style-name="T22">факториал</text:span><text:span text:style-name="T36"> </text:span><text:span text:style-name="T21">натурального аргумента </text:span><text:span text:style-name="T32">n</text:span><text:span text:style-name="T36"> </text:span><text:span text:style-name="T21">обозначается как </text:span><text:span text:style-name="T32">n</text:span><text:span text:style-name="T21">! и определяется соотношением</text:span></text:p>
      <text:p text:style-name="P31"><text:span text:style-name="T18">n</text:span><text:span text:style-name="T21">!=123...(</text:span><text:span text:style-name="T18">n</text:span> – <text:span text:style-name="T21">1)</text:span><text:span text:style-name="T18">n</text:span> <text:span text:style-name="T21">. (2.1)</text:span></text:p>
      <text:p text:style-name="P32"><text:span text:style-name="T21"><text:tab/>Удобно доопределить 0!=1 и считать, что </text:span><text:span text:style-name="T18">n</text:span> – <text:span text:style-name="T21">целое неотрицательное число.</text:span></text:p>
      <text:p text:style-name="P32"><text:span text:style-name="T21"><text:tab/>Некоторым недостатком определения (2.1) является наличие в нём многоточия «...», передающего речевой оборот «и так далее» и имеющего интуитивно понятный читателю смысл. Можно дать точное, так называемое </text:span><text:span text:style-name="T22">рекурсивное </text:span><text:span text:style-name="T21">определение функции </text:span><text:span text:style-name="T18">n</text:span><text:span text:style-name="T21">!, лишенное этого недостатка, т. е. не апеллирующее к нашей интуиции. </text:span><text:span text:style-name="T23">Определим:</text:span></text:p>
      <text:p text:style-name="P38">а) 0! = 1 , (2.2)</text:p>
      <text:p text:style-name="P31"><text:span text:style-name="T21">б) </text:span><text:span text:style-name="T18">n</text:span><text:span text:style-name="T21">! </text:span><text:span text:style-name="T22">= </text:span><text:span text:style-name="T21">(</text:span><text:span text:style-name="T18">n</text:span><text:span text:style-name="T24">-1</text:span><text:span text:style-name="T21">)!</text:span><text:span text:style-name="T18">n</text:span> <text:span text:style-name="T21">при</text:span> <text:span text:style-name="T18">n</text:span> <text:span text:style-name="T21">&gt;0.</text:span></text:p>
      <text:p text:style-name="P39">Соотношения (2.2) можно рассматривать как свойства ранее определенной функции, а можно (как в данном случае) использовать их для определения этой функции.</text:p>
      <text:p text:style-name="P32"><text:span text:style-name="T21">Далее для функции </text:span><text:span text:style-name="T18">n</text:span><text:span text:style-name="T21">! будем использовать привычное «функциональное» (префиксное) обозначение fact (</text:span><text:span text:style-name="T22">n</text:span><text:span text:style-name="T21">) , указывая имя функции и за ним в скобках аргумент. Тогда (2.2) можно записать в виде </text:span></text:p>
      <text:p text:style-name="P47"><text:span text:style-name="T21">если </text:span><text:span text:style-name="T17">n</text:span> <text:span text:style-name="T21">= 0;</text:span></text:p>
      <text:p text:style-name="P33"><text:span text:style-name="T17">fact</text:span> <text:span text:style-name="T21">(</text:span><text:span text:style-name="T17">n</text:span> <text:span text:style-name="T21">1) </text:span><text:span text:style-name="T17">n</text:span><text:span text:style-name="T21">, если</text:span> <text:span text:style-name="T17">n</text:span><text:span text:style-name="T21">&gt; 0;</text:span></text:p>
      <text:p text:style-name="P35">или в другой форме записи</text:p>
      <text:p text:style-name="P33"><text:span text:style-name="T17">fact</text:span> <text:span text:style-name="T21">(</text:span><text:span text:style-name="T17">n</text:span><text:span text:style-name="T21">) </text:span><text:span text:style-name="T29">if</text:span> <text:span text:style-name="T17">n</text:span> <text:span text:style-name="T21">= 0 </text:span><text:span text:style-name="T29">then</text:span> <text:span text:style-name="T21">1 </text:span><text:span text:style-name="T29">else</text:span> <text:span text:style-name="T17">fact</text:span> <text:span text:style-name="T21">(</text:span><text:span text:style-name="T17">n</text:span> <text:span text:style-name="T21">1) </text:span><text:span text:style-name="T17">n</text:span><text:span text:style-name="T21">, </text:span><text:span text:style-name="T27">(2.4)</text:span></text:p>
      <text:p text:style-name="P32"><text:span text:style-name="T21">где использовано условное выражение </text:span><text:span text:style-name="T29">if</text:span> <text:span text:style-name="T18">b</text:span> <text:span text:style-name="T29">then</text:span> <text:span text:style-name="T18">e</text:span><text:span text:style-name="T21">1</text:span> <text:span text:style-name="T29">else</text:span> <text:span text:style-name="T18">e</text:span><text:span text:style-name="T21">2, означающее, что в том месте, где оно записано, следует читать </text:span><text:span text:style-name="T18">e</text:span><text:span text:style-name="T21">1, если выполняется условие </text:span><text:span text:style-name="T18">b</text:span><text:span text:style-name="T21">, и следует читать </text:span><text:span text:style-name="T18">e</text:span><text:span text:style-name="T21">2, если условие </text:span><text:span text:style-name="T18">b</text:span> <text:span text:style-name="T21">не выполняется.</text:span></text:p>
      <text:p text:style-name="P32"><text:span text:style-name="T21">Функция, определяемая таким образом, </text:span><text:span text:style-name="T22">единственна. </text:span><text:span text:style-name="T21">Действительно, пусть есть две функции, например: </text:span><text:span text:style-name="T17">fact</text:span><text:span text:style-name="T21">1 (</text:span><text:span text:style-name="T18">n</text:span><text:span text:style-name="T21">) и </text:span><text:span text:style-name="T17">fact</text:span><text:span text:style-name="T21">2 (</text:span><text:span text:style-name="T18">n</text:span><text:span text:style-name="T21">), удовлетворяющие соотношениям (2.2) или </text:span><text:soft-page-break/><text:span text:style-name="T21">их эквивалентам (2.3), (2.4). Рассмотрим разность </text:span><text:span text:style-name="T17">dfact</text:span> <text:span text:style-name="T21">(</text:span><text:span text:style-name="T18">n</text:span><text:span text:style-name="T21">) = </text:span><text:span text:style-name="T17">fact</text:span><text:span text:style-name="T21">1 (</text:span><text:span text:style-name="T18">n</text:span><text:span text:style-name="T21">) </text:span><text:span text:style-name="T17">fact</text:span><text:span text:style-name="T21">2 (</text:span><text:span text:style-name="T18">n</text:span><text:span text:style-name="T21">). Очевидно, что, во-первых, в силу соотношения «а» из (2.2) имеем </text:span><text:span text:style-name="T17">dfact</text:span> <text:span text:style-name="T21">(0) = 0, а, во-вторых, для функции </text:span><text:span text:style-name="T17">dfact</text:span> <text:span text:style-name="T21">(</text:span><text:span text:style-name="T18">n</text:span><text:span text:style-name="T21">) также справедливо соотношение «б». Действительно</text:span><text:span text:style-name="T17">,</text:span></text:p>
      <text:p text:style-name="P34"><text:span text:style-name="T17">dfact (</text:span><text:span text:style-name="T18">n</text:span><text:span text:style-name="T17">) = fact1 (</text:span><text:span text:style-name="T18">n</text:span><text:span text:style-name="T17">) fact2 (</text:span><text:span text:style-name="T18">n</text:span><text:span text:style-name="T17">) = fact1 (</text:span><text:span text:style-name="T22">n</text:span><text:span text:style-name="T24">-</text:span><text:span text:style-name="T21">1</text:span><text:span text:style-name="T17">) </text:span><text:span text:style-name="T18">n</text:span> <text:span text:style-name="T17">fact2 (</text:span><text:span text:style-name="T18">n</text:span><text:span text:style-name="T24">-</text:span><text:span text:style-name="T17">1) </text:span><text:span text:style-name="T18">n</text:span> <text:span text:style-name="T17">=</text:span></text:p>
      <text:p text:style-name="P34"><text:span text:style-name="T17">= (fact1 (</text:span><text:span text:style-name="T18">n</text:span> <text:span text:style-name="T15">-</text:span><text:span text:style-name="T17">1) fact2 (</text:span><text:span text:style-name="T18">n </text:span><text:span text:style-name="T24">-</text:span> <text:span text:style-name="T17">1)) </text:span><text:span text:style-name="T18">n</text:span> <text:span text:style-name="T17">= dfact (</text:span><text:span text:style-name="T18">n</text:span> <text:span text:style-name="T15">-</text:span><text:span text:style-name="T17">1) </text:span><text:span text:style-name="T18">n</text:span><text:span text:style-name="T17">.</text:span></text:p>
      <text:p text:style-name="P32"><text:span text:style-name="T21">По индукции легко доказывается, что из соотношений </text:span><text:span text:style-name="T17">dfact </text:span><text:span text:style-name="T21">(0)</text:span> <text:span text:style-name="T21">=</text:span> <text:span text:style-name="T21">0 и </text:span><text:span text:style-name="T17">dfact</text:span> <text:span text:style-name="T21">(</text:span><text:span text:style-name="T18">n</text:span><text:span text:style-name="T21">) = </text:span><text:span text:style-name="T17">dfact</text:span> <text:span text:style-name="T21">(</text:span><text:span text:style-name="T18">n</text:span>  <text:span text:style-name="T21">1)  </text:span><text:span text:style-name="T18">n</text:span> <text:span text:style-name="T21">следует, что </text:span><text:span text:style-name="T17">dfact</text:span> <text:span text:style-name="T21">(</text:span><text:span text:style-name="T18">n</text:span><text:span text:style-name="T21">) = 0 для любого </text:span><text:span text:style-name="T18">n</text:span><text:span text:style-name="T21">&gt; 0</text:span><text:span text:style-name="T22">.</text:span> </text:p>
      <text:p text:style-name="P32"><text:span text:style-name="T21"><text:tab/>Как конструктивно могут быть использованы эти определения (как они «работают»)? Например, вычислим </text:span><text:span text:style-name="T17">fact</text:span><text:span text:style-name="T21">(4):</text:span></text:p>
      <text:p text:style-name="P43">fact(4) = (fact(3)4) = ((fact(2)3)4) = (((fact(1)2)3)4) = ((((fact(0)1)2)3)4) =</text:p>
      <text:p text:style-name="P38">= ((((11)2)3)4) = (((12)3)4) = ((23)4) = (64) = 24.</text:p>
      <text:p text:style-name="P39">Здесь каждое новое использование рекурсивного определения заключается в скобки, а затем, когда ссылки на новые значения функции исчерпаны, последовательно каждое произведение двух сомножителей, заключенное в скобки, заменяется на результат умножения. Очевидно, что такое рекурсивное определение может рассматриваться как рецепт вычисления функции.</text:p>
      <text:p text:style-name="P32"><text:span text:style-name="T21">Приведём примеры других известных функций, которые также могут быть определены рекурсивно. </text:span><text:span text:style-name="T22">Наибольший общий делитель (</text:span><text:span text:style-name="T19">g</text:span><text:span text:style-name="T18">reatest</text:span> <text:span text:style-name="T19">c</text:span><text:span text:style-name="T18">ommon</text:span> <text:span text:style-name="T19">d</text:span><text:span text:style-name="T18">iviser</text:span><text:span text:style-name="T22">) </text:span><text:span text:style-name="T21">натуральных </text:span><text:span text:style-name="T18">a</text:span> <text:span text:style-name="T21">и </text:span><text:span text:style-name="T18">b</text:span><text:span text:style-name="T21">:</text:span></text:p>
      <text:p text:style-name="P32"><text:span text:style-name="T17">gcd(</text:span><text:span text:style-name="T18">a</text:span><text:span text:style-name="T17">,</text:span><text:span text:style-name="T18">b</text:span><text:span text:style-name="T17">) </text:span><text:span text:style-name="T29">if</text:span> <text:span text:style-name="T18">a </text:span><text:span text:style-name="T17">= </text:span><text:span text:style-name="T18">b</text:span> <text:span text:style-name="T29">then</text:span> <text:span text:style-name="T18">a</text:span> <text:span text:style-name="T29">else</text:span> <text:span text:style-name="T29">if</text:span> <text:span text:style-name="T18">a </text:span><text:span text:style-name="T17">&gt;</text:span><text:span text:style-name="T18">b</text:span> <text:span text:style-name="T29">then</text:span> <text:span text:style-name="T17">gcd(</text:span><text:span text:style-name="T18">a b</text:span><text:span text:style-name="T17">,</text:span><text:span text:style-name="T18">b</text:span><text:span text:style-name="T17">) </text:span><text:span text:style-name="T29">else</text:span> <text:span text:style-name="T17">gcd(</text:span><text:span text:style-name="T18">a</text:span><text:span text:style-name="T17">,</text:span><text:span text:style-name="T18">b</text:span> <text:span text:style-name="T18">a</text:span><text:span text:style-name="T17">),</text:span></text:p>
      <text:p text:style-name="P32"><text:span text:style-name="T21">или</text:span> <text:span text:style-name="T21">при</text:span> <text:span text:style-name="T18">a </text:span><text:span text:style-name="T17">&gt;</text:span> <text:span text:style-name="T18">b </text:span><text:span text:style-name="T17">0</text:span></text:p>
      <text:p text:style-name="P32"><text:span text:style-name="T17">gcd(</text:span><text:span text:style-name="T18">a</text:span><text:span text:style-name="T17">,</text:span><text:span text:style-name="T18">b</text:span><text:span text:style-name="T17">) </text:span><text:span text:style-name="T29">if</text:span> <text:span text:style-name="T18">b </text:span><text:span text:style-name="T17">= 0 </text:span><text:span text:style-name="T29">then</text:span> <text:span text:style-name="T18">a</text:span> <text:span text:style-name="T29">else </text:span><text:span text:style-name="T17">gcd(</text:span><text:span text:style-name="T18">b</text:span><text:span text:style-name="T17">,</text:span><text:span text:style-name="T18">a</text:span> <text:span text:style-name="T29">mod</text:span> <text:span text:style-name="T18">b</text:span><text:span text:style-name="T17">).</text:span></text:p>
      <text:p text:style-name="P32"><text:span text:style-name="T22">Степенная функция </text:span><text:span text:style-name="T18">f</text:span><text:span text:style-name="T21">(</text:span><text:span text:style-name="T18">a</text:span><text:span text:style-name="T22">,</text:span><text:span text:style-name="T18">n</text:span><text:span text:style-name="T21">)</text:span><text:span text:style-name="T22">=</text:span><text:span text:style-name="T18">a</text:span><text:span text:style-name="T67">n</text:span> <text:span text:style-name="T21">(основание степени </text:span><text:span text:style-name="T18">a</text:span> <text:span text:style-name="T21">например, вещественное число, а показатель степени </text:span><text:span text:style-name="T18">n</text:span> <text:span text:style-name="T21">целое неотрицательное число):</text:span></text:p>
      <text:p text:style-name="P32"><text:span text:style-name="T18">f</text:span><text:span text:style-name="T17">(</text:span><text:span text:style-name="T18">a,n</text:span><text:span text:style-name="T17">) </text:span><text:span text:style-name="T29">if</text:span> <text:span text:style-name="T18">n </text:span><text:span text:style-name="T17">= 0 </text:span><text:span text:style-name="T29">then</text:span> <text:span text:style-name="T17">1 </text:span><text:span text:style-name="T29">else</text:span> <text:span text:style-name="T18">f</text:span><text:span text:style-name="T17">(</text:span><text:span text:style-name="T18">a,n</text:span> <text:span text:style-name="T17">1) </text:span><text:span text:style-name="T18">a ,</text:span> <text:span text:style-name="T17">(2.5)</text:span></text:p>
      <text:p text:style-name="P32"><text:span text:style-name="T21">или</text:span> <text:span text:style-name="T21">другой</text:span> <text:span text:style-name="T21">вариант</text:span></text:p>
      <text:p text:style-name="P32"><text:span text:style-name="T18">f</text:span><text:span text:style-name="T17">(</text:span><text:span text:style-name="T18">a,n</text:span><text:span text:style-name="T17">) </text:span><text:span text:style-name="T29">if</text:span> <text:span text:style-name="T18">n </text:span><text:span text:style-name="T17">= 0 </text:span><text:span text:style-name="T29">then</text:span> <text:span text:style-name="T17">1 </text:span><text:span text:style-name="T29">else</text:span> <text:span text:style-name="T17">(</text:span><text:span text:style-name="T18">f </text:span><text:span text:style-name="T66">2</text:span><text:span text:style-name="T17">(</text:span><text:span text:style-name="T18">a, n </text:span><text:span text:style-name="T29">div</text:span> <text:span text:style-name="T17">2))</text:span><text:span text:style-name="T18">f</text:span><text:span text:style-name="T17">(</text:span><text:span text:style-name="T18">a, n </text:span><text:span text:style-name="T29">mod</text:span> <text:span text:style-name="T17">2) . </text:span><text:span text:style-name="T21">(2.6)</text:span></text:p>
      <text:p text:style-name="P32"><text:span text:style-name="T17">E</text:span><text:span text:style-name="T21">щё один вариант можно получить из (2.6) с учётом того, что </text:span><text:span text:style-name="T18">n</text:span> <text:span text:style-name="T29">mod</text:span> <text:span text:style-name="T21">2 может принимать только значения 0 или 1, а </text:span><text:span text:style-name="T18">f</text:span><text:span text:style-name="T21">(</text:span><text:span text:style-name="T18">a</text:span><text:span text:style-name="T21">,0) = 1 и </text:span><text:span text:style-name="T18">f</text:span><text:span text:style-name="T21">(</text:span><text:span text:style-name="T18">a</text:span><text:span text:style-name="T22">,</text:span><text:span text:style-name="T21">1) = </text:span><text:span text:style-name="T18">a</text:span><text:span text:style-name="T21">. Таким образом получаем</text:span></text:p>
      <text:p text:style-name="P32"><text:span text:style-name="T18">f</text:span><text:span text:style-name="T17">(</text:span><text:span text:style-name="T18">a,n</text:span><text:span text:style-name="T17">) </text:span><text:span text:style-name="T29">if</text:span> <text:span text:style-name="T18">n </text:span><text:span text:style-name="T17">=0 </text:span><text:span text:style-name="T29">then </text:span><text:span text:style-name="T17">1 </text:span><text:span text:style-name="T29">else</text:span></text:p>
      <text:p text:style-name="P32"><text:span text:style-name="T29">if</text:span> <text:span text:style-name="T17">Even(</text:span><text:span text:style-name="T18">n</text:span><text:span text:style-name="T17">) </text:span><text:span text:style-name="T29">then</text:span> <text:span text:style-name="T17">(</text:span><text:span text:style-name="T18">f </text:span><text:span text:style-name="T66">2</text:span><text:span text:style-name="T17">(</text:span><text:span text:style-name="T18">a, n </text:span><text:span text:style-name="T29">div</text:span> <text:span text:style-name="T17">2)) </text:span><text:span text:style-name="T29">else</text:span> <text:span text:style-name="T17">(</text:span><text:span text:style-name="T18">f </text:span><text:span text:style-name="T66">2</text:span><text:span text:style-name="T17">(</text:span><text:span text:style-name="T18">a, n </text:span><text:span text:style-name="T29">div</text:span> <text:span text:style-name="T17">2)) </text:span><text:span text:style-name="T18">a,</text:span> <text:span text:style-name="T17">(2.7)</text:span></text:p>
      <text:p text:style-name="P32"><text:span text:style-name="T21">где</text:span> <text:span text:style-name="T17">Even(</text:span><text:span text:style-name="T18">n</text:span><text:span text:style-name="T17">) = </text:span><text:span text:style-name="T29">not</text:span> <text:span text:style-name="T17">Odd(</text:span><text:span text:style-name="T18">n</text:span><text:span text:style-name="T17">). </text:span><text:span text:style-name="T21">Заметим, что соотношения (2.5) и (2.7) определяют одну и ту же функцию, но вычисления значения функции при заданном аргументе, порождаемые этими соотношениями, различны. </text:span></text:p>
      <text:p text:style-name="P41">(Источник: учебное пособие)</text:p>
      <text:p text:style-name="P53">Рекурсивные функции и процедуры</text:p>
      <text:p text:style-name="P14"><text:span text:style-name="T21"><text:tab/>Рекурсивное </text:span><text:span text:style-name="T22">определение </text:span><text:span text:style-name="T21">можно превратить в </text:span><text:span text:style-name="T22">описание</text:span> <text:span text:style-name="T21">рекурсивной процедуры или функции. Например</text:span><text:span text:style-name="T17">:</text:span></text:p>
      <text:p text:style-name="P16"><text:span text:style-name="T29"><text:tab/>function</text:span> <text:span text:style-name="T17">fact(n: Nat0): Nat;</text:span></text:p>
      <text:p text:style-name="P17"><text:tab/>begin</text:p>
      <text:p text:style-name="P16"><text:span text:style-name="T29"><text:tab/>if</text:span> <text:span text:style-name="T17">n=0 </text:span><text:span text:style-name="T29">then </text:span><text:span text:style-name="T17">fact:=1 </text:span><text:span text:style-name="T29">else</text:span> <text:span text:style-name="T17">fact:=fact(n–1)*n</text:span></text:p>
      <text:p text:style-name="P16"><text:span text:style-name="T29"><text:tab/>end</text:span> <text:span text:style-name="T21">{</text:span><text:span text:style-name="T17">fact</text:span><text:span text:style-name="T21">}</text:span></text:p>
      <text:p text:style-name="P14"><text:span text:style-name="T21"><text:tab/>В нашем примере в теле функции </text:span><text:span text:style-name="T17">fact</text:span> <text:span text:style-name="T21">в операторе присваивания <text:s text:c="7"/></text:span><text:span text:style-name="T30">fact</text:span><text:span text:style-name="T26">:=</text:span><text:span text:style-name="T30">fact</text:span><text:span text:style-name="T26">(</text:span><text:span text:style-name="T30">n</text:span><text:span text:style-name="T16">–</text:span><text:span text:style-name="T26">1)*</text:span><text:span text:style-name="T30">n</text:span> <text:span text:style-name="T21">находится вызов этой же функции, а именно </text:span><text:span text:style-name="T30">fact</text:span><text:span text:style-name="T26">(</text:span><text:span text:style-name="T30">n</text:span><text:span text:style-name="T16">–</text:span><text:span text:style-name="T26">1)</text:span><text:span text:style-name="T21">. Как происходит выполнение таких функций и процедур? Рассмотрим следующую наглядную </text:span><text:span text:style-name="T22">модель</text:span> <text:span text:style-name="T21">исполнения рекурсивных алгоритмов вычислительной машиной на примере функции </text:span><text:span text:style-name="T30">fact</text:span><text:span text:style-name="T21">. Пусть в программе имеется вызов описанной ранее рекурсивной функции, например </text:span><text:span text:style-name="T30">z</text:span><text:span text:style-name="T26">:=</text:span><text:span text:style-name="T30">fact</text:span><text:span text:style-name="T26">(</text:span><text:span text:style-name="T30">k</text:span><text:span text:style-name="T26">)</text:span><text:span text:style-name="T21"> с фактическим параметром (аргументом) </text:span><text:span text:style-name="T30">k</text:span><text:span text:style-name="T26">&gt;0</text:span><text:span text:style-name="T21">. Будем считать, что этот вызов запускает первый (стартовый) </text:span><text:span text:style-name="T22">экземпляр</text:span> <text:span text:style-name="T21">функции </text:span><text:span text:style-name="T17">fact</text:span><text:span text:style-name="T21">. Каждый очередной рекурсивный вызов этой же функции (в данном примере это </text:span><text:span text:style-name="T30">fact</text:span><text:span text:style-name="T26">(</text:span><text:span text:style-name="T30">k</text:span><text:span text:style-name="T16">–</text:span><text:span text:style-name="T26">1), </text:span><text:span text:style-name="T30">fact</text:span><text:span text:style-name="T26">(</text:span><text:span text:style-name="T30">k</text:span><text:span text:style-name="T16">–</text:span><text:span text:style-name="T26">2)</text:span><text:span text:style-name="T21"> и т. д.) приводит к запуску нового экземпляра функции. При этом предыдущий экземпляр </text:span><text:span text:style-name="T22">откладывается,</text:span> <text:span text:style-name="T21">и так происходит до тех пор, пока не будет вызван последний (</text:span><text:span text:style-name="T22">терминальный</text:span><text:span text:style-name="T21">) экземпляр функции, т. е. экземпляр, не содержащий рекурсивного вызова (в данном примере </text:span><text:span text:style-name="T17">fact</text:span><text:span text:style-name="T21">(0)). Этот терминальный экземпляр порождает значение функции (</text:span><text:span text:style-name="T30">fact</text:span><text:span text:style-name="T26">(0)=1</text:span><text:span text:style-name="T21">) и завершает свою работу. Затем </text:span><text:span text:style-name="T22">восстанавливается</text:span> <text:span text:style-name="T21">предыдущий (отложенный последним) экземпляр. Он, в свою очередь, порождает новое значение функции и завершает работу. Затем восстанавливается предыдущий экземпляр и т. д., до тех пор, пока не будет восстановлен и завершен экземпляр, соответствующий стартовому запуску (и тем самым закончится процесс вычисления </text:span><text:span text:style-name="T30">fact</text:span><text:span text:style-name="T26">(</text:span><text:span text:style-name="T30">k</text:span><text:span text:style-name="T26">)</text:span><text:span text:style-name="T21">). Очевидно, память машины, используемая для хранения отложенных экземпляров, должна быть устроена таким образом, чтобы обеспечить восстановление первым того экземпляра, который был отложен последним.</text:span></text:p>
      <text:p text:style-name="P44"><text:span text:style-name="T9"><text:tab/>Такой способ организации и функционирования памяти </text:span><text:span text:style-name="T6">известен как стек (</text:span><text:span text:style-name="T3">Stack</text:span><text:span text:style-name="T6">)</text:span><text:span text:style-name="T9">, или магазин (по аналогии с магазином огнестрельного оружия), </text:span><text:span text:style-name="T6">или очередь типа </text:span><text:span text:style-name="T3">LIFO</text:span><text:span text:style-name="T6">, т. е. </text:span><text:span text:style-name="T3">Last</text:span> <text:span text:style-name="T3">In</text:span> <text:span text:style-name="T3">First</text:span> <text:span text:style-name="T3">Out</text:span> <text:span text:style-name="T6">(последним пришёл – первым ушёл)</text:span></text:p>
      <text:p text:style-name="P36">(Источник: Учебное пособие)</text:p>
      <text:p text:style-name="P40"><text:span text:style-name="T70">Взаимно-рекурсивные функции и процедуры</text:span><text:span text:style-name="T69">.</text:span></text:p>
      <text:p text:style-name="P15"><text:span text:style-name="T21"><text:tab/>Пусть требуется построить </text:span><text:span text:style-name="T22">синтаксический анализатор</text:span> <text:span text:style-name="T21">понятия </text:span><text:span text:style-name="T22">скобки:</text:span></text:p>
      <text:p text:style-name="P15"><text:span text:style-name="T18">c</text:span><text:span text:style-name="T22">кобки::=квадратные |</text:span> <text:span text:style-name="T22">круглые</text:span></text:p>
      <text:p text:style-name="P15"><text:span text:style-name="T22">квадратные::=</text:span><text:span text:style-name="T21">[</text:span><text:span text:style-name="T22">круглые круглые</text:span><text:span text:style-name="T21">]</text:span> <text:span text:style-name="T22">| + </text:span></text:p>
      <text:p text:style-name="P15"><text:span text:style-name="T22">круглые::=</text:span><text:span text:style-name="T21">(</text:span><text:span text:style-name="T22">квадратные</text:span> <text:span text:style-name="T22">квадратные</text:span><text:span text:style-name="T21">)</text:span> <text:span text:style-name="T22">|</text:span> </text:p>
      <text:p text:style-name="P15"><text:span text:style-name="T21"><text:tab/>В этом рекурсивном определении последовательности символов, называемой </text:span><text:span text:style-name="T18">c</text:span><text:span text:style-name="T22">кобки</text:span><text:span text:style-name="T21">, присутствуют две взаимно-рекурсивные части: </text:span><text:span text:style-name="T22">квадратные </text:span><text:span text:style-name="T21">определяются через </text:span><text:span text:style-name="T22">круглые</text:span><text:span text:style-name="T21">, и наоборот, </text:span><text:span text:style-name="T22">круглые</text:span> <text:span text:style-name="T21">через </text:span><text:span text:style-name="T22">квадратные. </text:span><text:span text:style-name="T21">В простейшем случае </text:span><text:soft-page-break/><text:span text:style-name="T22">квадратные</text:span> <text:span text:style-name="T21">есть символ «+», а </text:span><text:span text:style-name="T22">круглые </text:span><text:span text:style-name="T21">есть символ «»</text:span><text:span text:style-name="T22">. </text:span><text:span text:style-name="T21">Другие</text:span> <text:span text:style-name="T21">примеры последовательностей, порождаемых этим рекурсивным определением:</text:span></text:p>
      <text:p text:style-name="P21">‘<text:span text:style-name="T21">[– –]’, ‘(++)’, ‘[(++)([–(++)][– –])]’, ‘(+[(++)([–(++)][(+[– –])–])])’.</text:span></text:p>
      <text:p text:style-name="P15"><text:span text:style-name="T21"><text:tab/>Синтаксическим анализатором назовём программу, которая определяет, является ли заданная (входная) последовательность символов </text:span><text:span text:style-name="T22">скобками</text:span> <text:span text:style-name="T21">или нет. В случае ответа «нет» сообщается место и причина ошибки.</text:span></text:p>
      <text:p text:style-name="P42"><text:tab/>Реализуем основную часть этой программы как булевскую функцию Bracket, которая вызывает две другие (парные) булевские функции Round и Square, определяющие, является ли текущая подпоследовательность частью круглые или квадратные соответственно. Каждая из функций Round и Square в свою очередь вызывает парную к себе (Square и Round соответственно).</text:p>
      <text:p text:style-name="P22"><text:span text:style-name="T17"><text:tab/>Пусть входная последовательность читается из файла </text:span><text:span text:style-name="T31">F</text:span><text:span text:style-name="T17">, а результат и вспомогательные сообщения выводятся в файл </text:span><text:span text:style-name="T31">G</text:span><text:span text:style-name="T17">. Оба эти файла будут глобальными для функций Bracket, Round и Square. Вспомогательные сообщения квалифицируют ошибки в записи последовательности</text:span> <text:span text:style-name="T18">скобки</text:span> <text:span text:style-name="T17">в том случае, когда результат функции Bracket есть </text:span><text:span text:style-name="T31">False</text:span><text:span text:style-name="T17">. Для формирования этих сообщений будет использована процедура </text:span><text:span text:style-name="T31">Error</text:span><text:span text:style-name="T17">. </text:span></text:p>
      <text:p text:style-name="P22"><text:span text:style-name="T17"><text:tab/>Функции Round и Square реализованы так, что они читают очередной символ входной последовательности и далее действуют в прямом соответствии с рекурсивными определениями частей </text:span><text:span text:style-name="T18">круглые</text:span> <text:span text:style-name="T17">и </text:span><text:span text:style-name="T18">квадратные</text:span> <text:span text:style-name="T17">соответственно. При этом в функции Bracket приходится читать первый символ входной последовательности дважды. Можно было бы избежать этого, используя «заглядывание вперёд», однако такая реализация менее прозрачна. </text:span></text:p>
      <text:p text:style-name="P24"/>
      <text:p text:style-name="P23"><text:span text:style-name="T33">Program </text:span><text:span text:style-name="T31">SyntaxAnalysisOfBracket;</text:span></text:p>
      <text:p text:style-name="P23"><text:span text:style-name="T31">{Bracket = </text:span><text:span text:style-name="T17">скобки</text:span><text:span text:style-name="T31">, Round = </text:span><text:span text:style-name="T17">кругл</text:span><text:span text:style-name="T31">, Square = </text:span><text:span text:style-name="T17">квадр</text:span> <text:span text:style-name="T31">}</text:span></text:p>
      <text:p text:style-name="P23"><text:span text:style-name="T31">{ </text:span><text:span text:style-name="T17">скобки</text:span> <text:span text:style-name="T31">::= </text:span><text:span text:style-name="T17">квадр</text:span> <text:span text:style-name="T31">| </text:span><text:span text:style-name="T17">кругл</text:span> <text:span text:style-name="T31">}</text:span></text:p>
      <text:p text:style-name="P23"><text:span text:style-name="T31">{ </text:span><text:span text:style-name="T17">квадр</text:span> <text:span text:style-name="T31">::= + | [</text:span><text:span text:style-name="T17">кругл</text:span> <text:span text:style-name="T17">кругл</text:span><text:span text:style-name="T31">] }</text:span></text:p>
      <text:p text:style-name="P23"><text:span text:style-name="T31">{ </text:span><text:span text:style-name="T17">кругл</text:span> <text:span text:style-name="T31">::= – | (</text:span><text:span text:style-name="T17">квадр</text:span> <text:span text:style-name="T17">квадр</text:span><text:span text:style-name="T31">) }</text:span></text:p>
      <text:p text:style-name="P25"/>
      <text:p text:style-name="P23"><text:span text:style-name="T33">var</text:span> <text:span text:style-name="T31">F,G : Text;</text:span></text:p>
      <text:p text:style-name="P19">b: Boolean;</text:p>
      <text:p text:style-name="P25"/>
      <text:p text:style-name="P23"><text:span text:style-name="T33">procedure</text:span> <text:span text:style-name="T31">Error (k: Word);</text:span></text:p>
      <text:p text:style-name="P18">begin</text:p>
      <text:p text:style-name="P19">WriteLn(G);</text:p>
      <text:p text:style-name="P23"><text:span text:style-name="T33">case</text:span> <text:span text:style-name="T31">k </text:span><text:span text:style-name="T33">of</text:span></text:p>
      <text:p text:style-name="P20">1:{Bracket} WriteLn(G,'! - Лишние символы во входной строке.');</text:p>
      <text:p text:style-name="P20"><text:soft-page-break/>2:{Bracket} WriteLn(G,'! - Недопустимый начальный символ.');</text:p>
      <text:p text:style-name="P20">3:{Square} WriteLn(G,'! - Отсутствует "]".');</text:p>
      <text:p text:style-name="P20">4:{Square} WriteLn(G,'! - Отсутствует "+" или "[".');</text:p>
      <text:p text:style-name="P20">5:{Square} WriteLn(G,'! - Очередной квадр - пуст.');</text:p>
      <text:p text:style-name="P20">6:{Round} WriteLn(G,'! - Отсутствует ")".');</text:p>
      <text:p text:style-name="P20">7:{Round} WriteLn(G,'! - Отсутствует "–" или "(".');</text:p>
      <text:p text:style-name="P20">8:{Round} WriteLn(G,'! - Очередной кругл - пуст.');</text:p>
      <text:p text:style-name="P23"><text:span text:style-name="T33">else</text:span> <text:span text:style-name="T31">{?} WriteLn(G,'! - ...');</text:span></text:p>
      <text:p text:style-name="P23"><text:span text:style-name="T33">end</text:span><text:span text:style-name="T31">{case};</text:span></text:p>
      <text:p text:style-name="P23"><text:span text:style-name="T33">end</text:span><text:span text:style-name="T31">{Error};</text:span></text:p>
      <text:p text:style-name="P25"/>
      <text:p text:style-name="P23"><text:span text:style-name="T33">function</text:span> <text:span text:style-name="T31">Round : Boolean; Forward;</text:span></text:p>
      <text:p text:style-name="P23"><text:span text:style-name="T33">function</text:span> <text:span text:style-name="T31">Square : Boolean;</text:span></text:p>
      <text:p text:style-name="P23"><text:span text:style-name="T31">{ </text:span><text:span text:style-name="T17">квадр</text:span> <text:span text:style-name="T31">::= + | [</text:span><text:span text:style-name="T17">кругл</text:span> <text:span text:style-name="T17">кругл</text:span><text:span text:style-name="T31">] }</text:span></text:p>
      <text:p text:style-name="P23"><text:span text:style-name="T33">var</text:span> <text:span text:style-name="T31">s: Char;</text:span></text:p>
      <text:p text:style-name="P19">k: Boolean;</text:p>
      <text:p text:style-name="P23"><text:span text:style-name="T33">begin</text:span> <text:span text:style-name="T31">Square := False;</text:span></text:p>
      <text:p text:style-name="P23"><text:span text:style-name="T33">if not</text:span> <text:span text:style-name="T31">Eof(F) </text:span><text:span text:style-name="T33">then</text:span></text:p>
      <text:p text:style-name="P23"><text:span text:style-name="T33">begin </text:span><text:span text:style-name="T31">Read(F,s); Write(G,s);</text:span></text:p>
      <text:p text:style-name="P54"><text:span text:style-name="T33">if</text:span> <text:span text:style-name="T31">s='+' </text:span><text:span text:style-name="T33">then</text:span> <text:span text:style-name="T31">Square := True</text:span></text:p>
      <text:p text:style-name="P54"><text:span text:style-name="T33">else if</text:span> <text:span text:style-name="T31">s='[' </text:span><text:span text:style-name="T33">then</text:span></text:p>
      <text:p text:style-name="P28">begin</text:p>
      <text:p text:style-name="P30"><text:span text:style-name="T31">{ </text:span><text:span text:style-name="T17">квадр</text:span> <text:span text:style-name="T31">::= [</text:span><text:span text:style-name="T17">кругл</text:span> <text:span text:style-name="T17">кругл</text:span><text:span text:style-name="T31">] }</text:span></text:p>
      <text:p text:style-name="P29">k := Round;</text:p>
      <text:p text:style-name="P30"><text:span text:style-name="T33">if</text:span> <text:span text:style-name="T33">k then</text:span> <text:span text:style-name="T31">k:={k </text:span><text:span text:style-name="T33">and</text:span> <text:span text:style-name="T31">} Round</text:span></text:p>
      <text:p text:style-name="P30"><text:span text:style-name="T29">else</text:span> <text:span text:style-name="T17">{первый кругл ошибочен};</text:span></text:p>
      <text:p text:style-name="P30"><text:span text:style-name="T29">if</text:span> <text:span text:style-name="T17">k </text:span><text:span text:style-name="T29">then</text:span> <text:span text:style-name="T17">{оба кругл правильны}</text:span></text:p>
      <text:p text:style-name="P56"><text:span text:style-name="T33">if not</text:span> <text:span text:style-name="T31">Eof(F) </text:span><text:span text:style-name="T33">then</text:span></text:p>
      <text:p text:style-name="P57">begin</text:p>
      <text:p text:style-name="P26">Read(F,s); Write(G,s);</text:p>
      <text:p text:style-name="P27"><text:span text:style-name="T33">if</text:span> <text:span text:style-name="T31">(s=']') </text:span><text:span text:style-name="T33">then</text:span> <text:span text:style-name="T31">Square:=True </text:span><text:span text:style-name="T33">else</text:span> <text:span text:style-name="T31">Error(3)</text:span></text:p>
      <text:p text:style-name="P57">end</text:p>
      <text:p text:style-name="P56"><text:span text:style-name="T33">else</text:span> <text:span text:style-name="T31">{</text:span><text:span text:style-name="T17">нет</text:span> <text:span text:style-name="T31">]} Error(3)</text:span></text:p>
      <text:p text:style-name="P30"><text:soft-page-break/><text:span text:style-name="T33">else</text:span> <text:span text:style-name="T31">{</text:span><text:span text:style-name="T17">хотя</text:span> <text:span text:style-name="T17">бы</text:span> <text:span text:style-name="T17">один</text:span> <text:span text:style-name="T17">кругл</text:span> <text:span text:style-name="T17">ошибочен</text:span><text:span text:style-name="T31">};</text:span></text:p>
      <text:p text:style-name="P54"><text:span text:style-name="T29">end</text:span> <text:span text:style-name="T17">{конец анализа [кругл кругл]}</text:span></text:p>
      <text:p text:style-name="P54"><text:span text:style-name="T29">else</text:span> <text:span text:style-name="T17">{ не + и не [ } Error(4)</text:span></text:p>
      <text:p text:style-name="P18">end</text:p>
      <text:p text:style-name="P23"><text:span text:style-name="T33">else</text:span> <text:span text:style-name="T31">{</text:span><text:span text:style-name="T17">квадр</text:span> <text:span text:style-name="T31">- </text:span><text:span text:style-name="T17">пуст</text:span><text:span text:style-name="T31">} Error(5)</text:span></text:p>
      <text:p text:style-name="P23"><text:span text:style-name="T33">end</text:span> <text:span text:style-name="T31">{Square};</text:span></text:p>
      <text:p text:style-name="P25"/>
      <text:p text:style-name="P23"><text:span text:style-name="T33">function</text:span> <text:span text:style-name="T31">Round : Boolean; </text:span></text:p>
      <text:p text:style-name="P23"><text:span text:style-name="T31">{ </text:span><text:span text:style-name="T17">кругл</text:span> <text:span text:style-name="T31">::= – | (</text:span><text:span text:style-name="T17">квадр</text:span> <text:span text:style-name="T17">квадр</text:span><text:span text:style-name="T31">) }</text:span></text:p>
      <text:p text:style-name="P23"><text:span text:style-name="T33">var</text:span> <text:span text:style-name="T31">s: Char;</text:span></text:p>
      <text:p text:style-name="P19">k: Boolean;</text:p>
      <text:p text:style-name="P23"><text:span text:style-name="T33">begin</text:span> <text:span text:style-name="T31">Round := False;</text:span></text:p>
      <text:p text:style-name="P23"><text:span text:style-name="T33">if not</text:span> <text:span text:style-name="T31">Eof(F) </text:span><text:span text:style-name="T33">then</text:span></text:p>
      <text:p text:style-name="P23"><text:span text:style-name="T33">begin </text:span><text:span text:style-name="T31">Read(F,s); Write(G,s);</text:span></text:p>
      <text:p text:style-name="P54"><text:span text:style-name="T33">if</text:span> <text:span text:style-name="T31">s='–' </text:span><text:span text:style-name="T33">then</text:span> <text:span text:style-name="T31">Round := True</text:span></text:p>
      <text:p text:style-name="P54"><text:span text:style-name="T33">else if</text:span> <text:span text:style-name="T31">s='(' </text:span><text:span text:style-name="T33">then</text:span></text:p>
      <text:p text:style-name="P54"><text:span text:style-name="T33">begin </text:span><text:span text:style-name="T31">{ </text:span><text:span text:style-name="T17">кругл</text:span> <text:span text:style-name="T31">::= (</text:span><text:span text:style-name="T17">квадр</text:span> <text:span text:style-name="T17">квадр</text:span><text:span text:style-name="T31">) }</text:span></text:p>
      <text:p text:style-name="P29">k := Square;</text:p>
      <text:p text:style-name="P30"><text:span text:style-name="T33">if</text:span> <text:span text:style-name="T31">k </text:span><text:span text:style-name="T33">then</text:span> <text:span text:style-name="T31">k:={k </text:span><text:span text:style-name="T33">and</text:span> <text:span text:style-name="T31">}Square</text:span></text:p>
      <text:p text:style-name="P30"><text:span text:style-name="T33">else</text:span> <text:span text:style-name="T31">{</text:span><text:span text:style-name="T17">первый</text:span> <text:span text:style-name="T17">квадр</text:span> <text:span text:style-name="T17">ошибочен</text:span><text:span text:style-name="T31">};</text:span></text:p>
      <text:p text:style-name="P30"><text:span text:style-name="T33">if</text:span> <text:span text:style-name="T31">k </text:span><text:span text:style-name="T33">then</text:span> <text:span text:style-name="T31">{</text:span><text:span text:style-name="T17">оба</text:span> <text:span text:style-name="T17">квадр</text:span> <text:span text:style-name="T17">правильны</text:span><text:span text:style-name="T31">}</text:span></text:p>
      <text:p text:style-name="P56"><text:span text:style-name="T33">if not</text:span> <text:span text:style-name="T31">Eof(F) </text:span><text:span text:style-name="T33">then</text:span></text:p>
      <text:p text:style-name="P57">begin </text:p>
      <text:p text:style-name="P26">Read(F,s); Write(G,s);</text:p>
      <text:p text:style-name="P27"><text:span text:style-name="T33">if</text:span> <text:span text:style-name="T31">(s=')') </text:span><text:span text:style-name="T33">then</text:span> <text:span text:style-name="T31">Round:=True </text:span><text:span text:style-name="T33">else</text:span> <text:span text:style-name="T31">Error(6)</text:span></text:p>
      <text:p text:style-name="P57">end</text:p>
      <text:p text:style-name="P56"><text:span text:style-name="T33">else</text:span> <text:span text:style-name="T31">{</text:span><text:span text:style-name="T17">нет</text:span> <text:span text:style-name="T31">)} Error(6)</text:span></text:p>
      <text:p text:style-name="P30"><text:span text:style-name="T33">else</text:span> <text:span text:style-name="T31">{</text:span><text:span text:style-name="T17">хотя</text:span> <text:span text:style-name="T17">бы</text:span> <text:span text:style-name="T17">один</text:span> <text:span text:style-name="T17">квадр</text:span> <text:span text:style-name="T17">ошибочен</text:span><text:span text:style-name="T31">};</text:span></text:p>
      <text:p text:style-name="P54"><text:span text:style-name="T29">end</text:span> <text:span text:style-name="T17">{конец анализа (квадр квадр)}</text:span></text:p>
      <text:p text:style-name="P54"><text:span text:style-name="T29">else</text:span> <text:span text:style-name="T17">{ не – и не ( } Error(7)</text:span></text:p>
      <text:p text:style-name="P18">end</text:p>
      <text:p text:style-name="P23"><text:span text:style-name="T33">else</text:span> <text:span text:style-name="T31">{</text:span><text:span text:style-name="T17">кругл</text:span> – <text:span text:style-name="T17">пуст</text:span><text:span text:style-name="T31">} Error(8)</text:span></text:p>
      <text:p text:style-name="P23"><text:span text:style-name="T33">end</text:span> <text:span text:style-name="T31">{Round};</text:span></text:p>
      <text:p text:style-name="P23"><text:soft-page-break/><text:span text:style-name="T33">function</text:span> <text:span text:style-name="T31">Bracket : Boolean;</text:span></text:p>
      <text:p text:style-name="P19">{ not Eof(F) }</text:p>
      <text:p text:style-name="P23"><text:span text:style-name="T33">var</text:span> <text:span text:style-name="T31">b: Boolean; c: Char;</text:span></text:p>
      <text:p text:style-name="P18">begin</text:p>
      <text:p text:style-name="P19">b:=False;</text:p>
      <text:p text:style-name="P19">Read(F,c); Reset(F);</text:p>
      <text:p text:style-name="P23"><text:span text:style-name="T33">if</text:span> <text:span text:style-name="T31">(c='+') </text:span><text:span text:style-name="T33">or</text:span> <text:span text:style-name="T31">(c='[') </text:span><text:span text:style-name="T33">then</text:span> <text:span text:style-name="T31">b:=Square</text:span></text:p>
      <text:p text:style-name="P23"><text:span text:style-name="T33">else if</text:span> <text:span text:style-name="T31">(c='') </text:span><text:span text:style-name="T33">or</text:span> <text:span text:style-name="T31">(c='(') </text:span><text:span text:style-name="T33">then</text:span> <text:span text:style-name="T31">b:=Round</text:span></text:p>
      <text:p text:style-name="P54"><text:span text:style-name="T29">else</text:span> <text:span text:style-name="T17">{недопустимый начальный символ} Error(2);</text:span></text:p>
      <text:p text:style-name="P23"><text:span text:style-name="T31">Bracket := b </text:span><text:span text:style-name="T33">and</text:span> <text:span text:style-name="T31">Eof(F);</text:span></text:p>
      <text:p text:style-name="P23"><text:span text:style-name="T33">if</text:span> <text:span text:style-name="T31">b </text:span><text:span text:style-name="T33">and not</text:span> <text:span text:style-name="T31">Eof(F) </text:span><text:span text:style-name="T33">then</text:span> <text:span text:style-name="T31">{</text:span><text:span text:style-name="T17">лишние</text:span> <text:span text:style-name="T17">символы</text:span><text:span text:style-name="T31">} Error(1);</text:span></text:p>
      <text:p text:style-name="P23"><text:span text:style-name="T33">end</text:span> <text:span text:style-name="T31">{Bracket};</text:span></text:p>
      <text:p text:style-name="P23"><text:span text:style-name="T33">begin </text:span><text:span text:style-name="T31">{ SyntaxAnalysisOfBracket }</text:span></text:p>
      <text:p text:style-name="P19">Assign(F, 'Bracket.DAT'); Assign(G, 'BracketRes.DAT');</text:p>
      <text:p text:style-name="P19">Reset (F); {Rewrite} Append(G);</text:p>
      <text:p text:style-name="P20">WriteLn(G,'Анализатор скобок:');</text:p>
      <text:p text:style-name="P23"><text:span text:style-name="T33">if not</text:span> <text:span text:style-name="T31">Eof(F) </text:span><text:span text:style-name="T33">then</text:span></text:p>
      <text:p text:style-name="P18">begin</text:p>
      <text:p text:style-name="P55">b := Bracket;</text:p>
      <text:p text:style-name="P55">WriteLn(G);</text:p>
      <text:p text:style-name="P54"><text:span text:style-name="T33">if</text:span> <text:span text:style-name="T31">b </text:span><text:span text:style-name="T33">then </text:span><text:span text:style-name="T31">WriteLn(G,'</text:span><text:span text:style-name="T17">ЭТО</text:span> <text:span text:style-name="T17">СКОБКИ</text:span><text:span text:style-name="T31">!')</text:span></text:p>
      <text:p text:style-name="P54"><text:span text:style-name="T29">else</text:span> <text:span text:style-name="T17">WriteLn(G,'НЕТ, ЭТО НЕ СКОБКИ!');</text:span></text:p>
      <text:p text:style-name="P18">end</text:p>
      <text:p text:style-name="P23"><text:span text:style-name="T33">else</text:span> <text:span text:style-name="T31">WriteLn(G,'</text:span><text:span text:style-name="T17">Пусто</text:span><text:span text:style-name="T31">!');</text:span></text:p>
      <text:p text:style-name="P23"><text:span text:style-name="T31">Close</text:span><text:span text:style-name="T17">(</text:span><text:span text:style-name="T31">G</text:span><text:span text:style-name="T17">);</text:span></text:p>
      <text:p text:style-name="P23"><text:span text:style-name="T33">end</text:span><text:span text:style-name="T29">.</text:span></text:p>
      <text:p text:style-name="P45"><text:span text:style-name="T35">Отметим взаимную симметричность текстов процедур Round и Square, что соответствует симметричности определения понятия </text:span><text:span text:style-name="T20">скобки</text:span><text:span text:style-name="T69"> </text:span><text:span text:style-name="T35">относительно частей </text:span><text:span text:style-name="T20">круглые</text:span><text:span text:style-name="T69"> </text:span><text:span text:style-name="T35">и </text:span><text:span text:style-name="T20">квадратные</text:span><text:span text:style-name="T69"> </text:span><text:span text:style-name="T35">соответственно.</text:span></text:p>
      <text:p text:style-name="P37">(Источник: Учебное пособие)</text:p>
      <text:p text:style-name="P46"><text:span text:style-name="T25">Требования и рекомендации</text:span><text:span text:style-name="T34"> </text:span><text:span text:style-name="T28">к выполнению задания:</text:span></text:p>
      <text:list xml:id="list7999342154887666219" text:style-name="L1">
        <text:list-item>
          <text:p text:style-name="P61"><text:span text:style-name="T71">Проанализировать полученное задание, выделив рекурсивно определяемые информационные объекты и (или) действия. </text:span><text:span text:style-name="T68">Задание можно выполнить, если создать две взаимно-рекурсивные функции </text:span><text:soft-page-break/><text:span text:style-name="T68">(</text:span><text:span text:style-name="T39">round &amp; square). </text:span><text:span text:style-name="T68">Эти функции необходимо для начала вызвать из функции </text:span><text:span text:style-name="T39">brackets. </text:span><text:span text:style-name="T68">Так как определение </text:span><text:span text:style-name="T46">квадратные </text:span><text:span text:style-name="T44">(квадратные:: = [ [ квадратные ] ( круглые ) ] | B) содержат определение и </text:span><text:span text:style-name="T46">квадратные, </text:span><text:span text:style-name="T44">и</text:span><text:span text:style-name="T46"> круглые, </text:span><text:span text:style-name="T44">то тело функции </text:span><text:span text:style-name="T49">round </text:span><text:span text:style-name="T44">будет содержать вызов </text:span><text:span text:style-name="T49">round </text:span><text:span text:style-name="T44">и </text:span><text:span text:style-name="T49">square </text:span><text:span text:style-name="T45">(и наоборот для определения </text:span><text:span text:style-name="T47">круглые</text:span><text:span text:style-name="T45">)</text:span></text:p>
        </text:list-item>
        <text:list-item>
          <text:p text:style-name="P62"><text:span text:style-name="T55">Разработать программу, использующую рекурсию</text:span><text:span text:style-name="T53">;( текст программы будет предоставлен в приложении А)</text:span></text:p>
        </text:list-item>
        <text:list-item>
          <text:p text:style-name="P63"><text:span text:style-name="T55">Сопоставить рекурсивное решение с итеративным решением задачи</text:span><text:span text:style-name="T53">; Определим итеративное решение задачи. Пусть </text:span><text:span text:style-name="T50">n —</text:span><text:span text:style-name="T53"> длина строки, данная на вход компилятору. </text:span><text:span text:style-name="T59">В итеративном подходе </text:span><text:span text:style-name="T51">i-</text:span><text:span text:style-name="T59">ый символ должен проверятся с учетом окружения. К примеру возьмем кусок текста, который был дан на вход программе </text:span><text:span text:style-name="T51">(“(( (( (( ((”). </text:span><text:span text:style-name="T59">Можно предположить, что это начало для 4-ех определений </text:span><text:span text:style-name="T56">круглый. </text:span><text:span text:style-name="T59">В этом подходе нужно придумать сложную структуру из циклов и условий в циклах и условиях, в то время как это легко реализовать при помощи рекурсий. В этом случае программа вызовет рекурсию с глубиной 4 и при успешном выходе из нее будет обозначать, что данное выражение удовлетворяет </text:span><text:span text:style-name="T60">заданию.</text:span><text:span text:style-name="T59"> </text:span></text:p>
        </text:list-item>
        <text:list-item>
          <text:p text:style-name="P63"><text:span text:style-name="T57">С</text:span><text:span text:style-name="T55">делать вывод о целесообразности и эффективности рекурсивного решения данной задачи</text:span><text:span text:style-name="T61">; (В выводе).</text:span></text:p>
        </text:list-item>
      </text:list>
      <text:p text:style-name="P65"><text:span text:style-name="T42">Решение задачи.</text:span></text:p>
      <text:p text:style-name="P64"><text:span text:style-name="T42"><text:tab/></text:span><text:span text:style-name="T54">Описание работы программы и алгоритма</text:span><text:span text:style-name="T42">. Сперва для корректной работы программы мне нужно провести инициализацию переменных и объектов, с которыми мне предстоит работать ( функция </text:span><text:span text:style-name="T48">init() </text:span><text:span text:style-name="T42">). <text:s/>После переходим в функцию </text:span><text:span text:style-name="T48">brackets() , </text:span><text:span text:style-name="T42">в которой идёт проверка текста на соответствие определению указанного в задании. </text:span><text:span text:style-name="T62">Из нее мы переходим в рекурсию (</text:span><text:span text:style-name="T52">round() &amp; square()</text:span><text:span text:style-name="T62">), где считываются символы и сравниваются исходя из предположений, что должно идти дальше. Эти рекурсивные алгоритмы имеют симметричное строение и разбиты на две части: <text:s/>первая часть («</text:span><text:span text:style-name="T63">квадратные:: = [ [ квадратные ] ( круглые ) ]»</text:span><text:span text:style-name="T62">) состоит из </text:span><text:span text:style-name="T52">if-</text:span><text:span text:style-name="T62">ов, условия в которых заданны заранее или вычисляются в ходе вызова рекурсивной функции (может и той же самой), вторая проверяет условие </text:span><text:span text:style-name="T63">квадратные:: = </text:span><text:span text:style-name="T62">А/ круглые::=В;</text:span></text:p>
      <text:p text:style-name="P64"><text:span text:style-name="T62"><text:tab/></text:span><text:span text:style-name="T58">Описание функций и глобальных переменных;</text:span><text:span text:style-name="T64"> </text:span><text:span text:style-name="T62"><text:s text:c="2"/></text:span></text:p>
      <text:p text:style-name="P78"><text:span text:style-name="T74">FILE</text:span><text:span text:style-name="T72">*</text:span><text:span text:style-name="T77"> </text:span><text:span text:style-name="T72">f_in</text:span><text:span text:style-name="T77"> </text:span><text:span text:style-name="T72">=</text:span><text:span text:style-name="T77"> </text:span><text:span text:style-name="T83">NULL</text:span><text:span text:style-name="T72">;</text:span><text:span text:style-name="T77"> <text:s/></text:span><text:span text:style-name="T86">//</text:span><text:span text:style-name="T77"> </text:span><text:span text:style-name="T96">глобальные переменные</text:span></text:p>
      <text:p text:style-name="P69"><text:span text:style-name="T73">FILE</text:span>*<text:span text:style-name="T75"> </text:span>f_out<text:span text:style-name="T75"> </text:span>=<text:span text:style-name="T75"> </text:span><text:span text:style-name="T81">NULL</text:span>;<text:span text:style-name="T75"> </text:span><text:span text:style-name="T84">//</text:span><text:span text:style-name="T75"> </text:span></text:p>
      <text:p text:style-name="P69"><text:span text:style-name="T99">void</text:span><text:span text:style-name="T75"> </text:span>init();<text:span text:style-name="T75"> </text:span><text:span text:style-name="T84">// </text:span><text:span text:style-name="T92">инициализация программы. Спрашивает пользователя откуда считывает данные. Использует глобальные переменные </text:span><text:span text:style-name="T87">f_in &amp; f_out;</text:span><text:span text:style-name="T92"> </text:span></text:p>
      <text:p text:style-name="P70"><text:span text:style-name="T99">int</text:span><text:span text:style-name="T75"> </text:span>doublePrintf(<text:span text:style-name="T99">const</text:span><text:span text:style-name="T75"> </text:span><text:span text:style-name="T99">char</text:span><text:span text:style-name="T75"> </text:span>*s); <text:span text:style-name="T84">// </text:span><text:span text:style-name="T92">функция, которая выводит строку </text:span><text:span text:style-name="T100">const</text:span><text:span text:style-name="T79"> </text:span><text:span text:style-name="T100">char</text:span><text:span text:style-name="T79"> </text:span><text:span text:style-name="T92">*s в файл </text:span><text:span text:style-name="T87">f_out </text:span><text:span text:style-name="T92">и на косоль. </text:span><text:s/></text:p>
      <text:p text:style-name="P70"><text:span text:style-name="T99">int</text:span><text:span text:style-name="T75"> </text:span>doublePrintf_c(<text:span text:style-name="T99">const</text:span><text:span text:style-name="T75"> </text:span><text:span text:style-name="T99">char</text:span><text:span text:style-name="T75"> </text:span>s); <text:span text:style-name="T84">// </text:span><text:span text:style-name="T92">схожая ф-я с </text:span><text:span text:style-name="T100">int</text:span><text:span text:style-name="T79"> </text:span><text:span text:style-name="T92">doublePrintf(</text:span><text:span text:style-name="T100">const</text:span><text:span text:style-name="T79"> </text:span><text:span text:style-name="T100">char</text:span><text:span text:style-name="T79"> </text:span><text:span text:style-name="T92">*s) только для символа.</text:span></text:p>
      <text:p text:style-name="P70"><text:span text:style-name="T99">int</text:span><text:span text:style-name="T75"> </text:span>Error(<text:span text:style-name="T99">int</text:span><text:span text:style-name="T75"> </text:span>c); <text:span text:style-name="T84">//</text:span><text:span text:style-name="T92">Выводит печатает сообщение об ошибке и завершает работу программы </text:span></text:p>
      <text:p text:style-name="P71"><text:span text:style-name="T91">с = </text:span></text:p>
      <text:p text:style-name="P71"><text:span text:style-name="T91">1 - File</text:span><text:span text:style-name="T78"> </text:span><text:span text:style-name="T91">not</text:span><text:span text:style-name="T78"> </text:span><text:span text:style-name="T91">found.</text:span></text:p>
      <text:p text:style-name="P73"><text:span text:style-name="T98">2 - </text:span><text:span text:style-name="T91">Not</text:span><text:span text:style-name="T78"> </text:span><text:span text:style-name="T91">a</text:span><text:span text:style-name="T78"> </text:span><text:span text:style-name="T102">right</text:span><text:span text:style-name="T80"> </text:span><text:span text:style-name="T91">scobe.</text:span></text:p>
      <text:p text:style-name="P73"><text:soft-page-break/><text:span text:style-name="T92">3 - </text:span><text:span text:style-name="T91">Expected</text:span><text:span text:style-name="T78"> </text:span><text:span text:style-name="T91">'['</text:span><text:span text:style-name="T78"> </text:span><text:span text:style-name="T91">or</text:span><text:span text:style-name="T78"> </text:span><text:span text:style-name="T91">']'.</text:span></text:p>
      <text:p text:style-name="P73"><text:span text:style-name="T92">4 - </text:span><text:span text:style-name="T91">Not</text:span><text:span text:style-name="T78"> </text:span><text:span text:style-name="T91">a</text:span><text:span text:style-name="T78"> </text:span><text:span text:style-name="T91">square</text:span><text:span text:style-name="T78"> </text:span><text:span text:style-name="T91">scobe.</text:span></text:p>
      <text:p text:style-name="P73"><text:span text:style-name="T92">5 - </text:span><text:span text:style-name="T91">Expected</text:span><text:span text:style-name="T78"> </text:span><text:span text:style-name="T91">'('</text:span><text:span text:style-name="T78"> </text:span><text:span text:style-name="T91">or</text:span><text:span text:style-name="T78"> </text:span><text:span text:style-name="T91">')'.</text:span></text:p>
      <text:p text:style-name="P73"><text:span text:style-name="T92">6 - </text:span><text:span text:style-name="T91">Not</text:span><text:span text:style-name="T78"> </text:span><text:span text:style-name="T91">a</text:span><text:span text:style-name="T78"> </text:span><text:span text:style-name="T91">round</text:span><text:span text:style-name="T78"> </text:span><text:span text:style-name="T91">scobe.</text:span></text:p>
      <text:p text:style-name="P74"><text:span text:style-name="T91">Default - ***;</text:span></text:p>
      <text:p text:style-name="P74"><text:span text:style-name="T97"/></text:p>
      <text:p text:style-name="P72"><text:span text:style-name="T99">char</text:span><text:span text:style-name="T75"> </text:span>GetNPost(); <text:span text:style-name="T84">//</text:span><text:span text:style-name="T93">возвращает код символа и одновремено печатает его</text:span></text:p>
      <text:p text:style-name="P72"><text:span text:style-name="T99">int</text:span><text:span text:style-name="T75"> </text:span>brackets(); <text:span text:style-name="T84">// </text:span><text:span text:style-name="T93">функция, которая является синтаксическим анализатором</text:span></text:p>
      <text:p text:style-name="P72"><text:span text:style-name="T99">int</text:span><text:span text:style-name="T75"> </text:span>square(); <text:span text:style-name="T84">//</text:span><text:span text:style-name="T93">взаимнореурсивная с ф-ей </text:span><text:span text:style-name="T88">round(). </text:span><text:span text:style-name="T93">Возвращает 1 если определено понятие «квадратные» <text:s/>и 0 если нет. Использует </text:span><text:span text:style-name="T88">f_in </text:span><text:span text:style-name="T93">в качестве материала </text:span></text:p>
      <text:p text:style-name="P72"><text:span text:style-name="T99">int</text:span><text:span text:style-name="T75"> </text:span>round(); <text:span text:style-name="T84">//</text:span><text:span text:style-name="T93">взаимнореурсивная с ф-ей </text:span><text:span text:style-name="T88">square(). </text:span><text:span text:style-name="T93">Возвращает 1 если определено понятие «круглые» <text:s/>и 0 если нет. Использует </text:span><text:span text:style-name="T88">f_in </text:span><text:span text:style-name="T93">в качестве материала</text:span></text:p>
      <text:p text:style-name="P72"><text:span text:style-name="T99">void</text:span><text:span text:style-name="T75"> </text:span>pretty_show(); <text:span text:style-name="T84">//</text:span><text:span text:style-name="T93"> процедура ,которая используется для форматированного вывода. Использует глобальную переменную </text:span><text:span text:style-name="T88">deepth.</text:span></text:p>
      <text:p text:style-name="P69"><text:span text:style-name="T99">int</text:span><text:span text:style-name="T75"> </text:span>deepth<text:span text:style-name="T75"> </text:span>=<text:span text:style-name="T75"> </text:span><text:span text:style-name="T81">0</text:span>;<text:span text:style-name="T75"> </text:span><text:span text:style-name="T84">//</text:span><text:span text:style-name="T75"> </text:span><text:span text:style-name="T84">!</text:span><text:span text:style-name="T75"> </text:span><text:span text:style-name="T84">-</text:span><text:span text:style-name="T75"> </text:span><text:span text:style-name="T84">global</text:span><text:span text:style-name="T75"> </text:span><text:span text:style-name="T84">var</text:span></text:p>
      <text:p text:style-name="P69"><text:span text:style-name="T99">int</text:span><text:span text:style-name="T75"> </text:span><text:span text:style-name="T84">flag</text:span><text:span text:style-name="T75"> </text:span><text:span text:style-name="T84">=</text:span><text:span text:style-name="T75"> </text:span><text:span text:style-name="T81">0</text:span><text:span text:style-name="T84">; // ! </text:span><text:span text:style-name="T89">- </text:span><text:span text:style-name="T94">булевская переменная, которая принимает </text:span><text:span text:style-name="T95">единицу</text:span><text:span text:style-name="T94"> если единственный символ это А или В в строке.</text:span></text:p>
      <text:p text:style-name="P69"><text:span text:style-name="T84"/></text:p>
      <text:p text:style-name="P69"><text:span text:style-name="T84"/></text:p>
      <text:p text:style-name="P75">Тестирование</text:p>
      <text:p text:style-name="P75"><text:tab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83">№</text:p>
          </table:table-cell>
          <table:table-cell table:style-name="Таблица2.A1" office:value-type="string">
            <text:p text:style-name="P83">Входные данные <text:span text:style-name="T101">из консоли и источников </text:span>(<text:span text:style-name="T37">f_in.txt </text:span><text:span text:style-name="T101">или </text:span><text:span text:style-name="T40">f_stdin.txt</text:span><text:span text:style-name="T37">)</text:span></text:p>
          </table:table-cell>
          <table:table-cell table:style-name="Таблица2.C1" office:value-type="string">
            <text:p text:style-name="P83">Выход <text:span text:style-name="T37">(f_out.txt)</text:span></text:p>
          </table:table-cell>
        </table:table-row>
        <table:table-row>
          <table:table-cell table:style-name="Таблица2.A2" office:value-type="string">
            <text:p text:style-name="P83">2</text:p>
          </table:table-cell>
          <table:table-cell table:style-name="Таблица2.A2" office:value-type="string">
            <text:p text:style-name="P84">A</text:p>
            <text:p text:style-name="P84">asdsad</text:p>
            <text:p text:style-name="P84">n</text:p>
            <text:p text:style-name="P84">A</text:p>
          </table:table-cell>
          <table:table-cell table:style-name="Таблица2.C2" office:value-type="string">
            <text:p text:style-name="P79">Do you want read from file? (y/n)</text:p>
            <text:p text:style-name="P79">Enter y (yes) or n (no)</text:p>
            <text:p text:style-name="P79">Enter y (yes) or n (no)</text:p>
            <text:p text:style-name="P79">Analising...</text:p>
            <text:p text:style-name="P79"><text:s/></text:p>
            <text:p text:style-name="P79"><text:s text:c="3"/>A</text:p>
            <text:p text:style-name="P79"/>
            <text:p text:style-name="P79">It is scobe!</text:p>
          </table:table-cell>
        </table:table-row>
        <table:table-row>
          <table:table-cell table:style-name="Таблица2.A2" office:value-type="string">
            <text:p text:style-name="P83">3</text:p>
          </table:table-cell>
          <table:table-cell table:style-name="Таблица2.A2" office:value-type="string">
            <text:p text:style-name="P84">n</text:p>
            <text:p text:style-name="P84">B</text:p>
            <text:p text:style-name="P84"/>
          </table:table-cell>
          <table:table-cell table:style-name="Таблица2.C2" office:value-type="string">
            <text:p text:style-name="P79">Do you want read from file? (y/n)</text:p>
            <text:p text:style-name="P79">Analising...</text:p>
            <text:p text:style-name="P79"><text:s/></text:p>
            <text:p text:style-name="P79"><text:s text:c="3"/>B</text:p>
            <text:p text:style-name="P79"/>
            <text:p text:style-name="P79">It is scobe!</text:p>
          </table:table-cell>
        </table:table-row>
        <table:table-row>
          <table:table-cell table:style-name="Таблица2.A2" office:value-type="string">
            <text:p text:style-name="P84">4</text:p>
          </table:table-cell>
          <table:table-cell table:style-name="Таблица2.A2" office:value-type="string">
            <text:p text:style-name="P84">y</text:p>
          </table:table-cell>
          <table:table-cell table:style-name="Таблица2.C2" office:value-type="string">
            <text:p text:style-name="P79">Do you want read from file? (y/n)</text:p>
            <text:p text:style-name="P79">Analising...</text:p>
            <text:p text:style-name="P79"><text:s/></text:p>
            <text:p text:style-name="P79"><text:s text:c="3"/>A</text:p>
            <text:p text:style-name="P79"/>
            <text:p text:style-name="P79">It is scobe!</text:p>
          </table:table-cell>
        </table:table-row>
        <table:table-row>
          <table:table-cell table:style-name="Таблица2.A2" office:value-type="string">
            <text:p text:style-name="P84">5</text:p>
          </table:table-cell>
          <table:table-cell table:style-name="Таблица2.A2" office:value-type="string">
            <text:p text:style-name="P85">n</text:p>
            <text:p text:style-name="P84">(((((</text:p>
          </table:table-cell>
          <table:table-cell table:style-name="Таблица2.C2" office:value-type="string">
            <text:p text:style-name="P80">Do you want read from file? (y/n)</text:p>
            <text:p text:style-name="P80">Analising...</text:p>
            <text:p text:style-name="P80"><text:s/></text:p>
            <text:p text:style-name="P80"><text:s text:c="3"/>((</text:p>
            <text:p text:style-name="P80"><text:s text:c="6"/>((</text:p>
            <text:p text:style-name="P80"><text:soft-page-break/><text:s text:c="9"/>((</text:p>
            <text:p text:style-name="P80"><text:s text:c="14"/>&lt;--</text:p>
            <text:p text:style-name="P80">!- Not a <text:span text:style-name="T41">right </text:span>scobe.</text:p>
          </table:table-cell>
        </table:table-row>
        <table:table-row>
          <table:table-cell table:style-name="Таблица2.A2" office:value-type="string">
            <text:p text:style-name="P85">6</text:p>
          </table:table-cell>
          <table:table-cell table:style-name="Таблица2.A2" office:value-type="string">
            <text:p text:style-name="P86">N</text:p>
            <text:p text:style-name="P86">((A)[A])</text:p>
          </table:table-cell>
          <table:table-cell table:style-name="Таблица2.C2" office:value-type="string">
            <text:p text:style-name="P81">Do you want read from file? (y/n)</text:p>
            <text:p text:style-name="P81">Analising...</text:p>
            <text:p text:style-name="P81"><text:s/></text:p>
            <text:p text:style-name="P81"><text:s text:c="3"/>((</text:p>
            <text:p text:style-name="P81"><text:s text:c="6"/>A</text:p>
            <text:p text:style-name="P81"><text:s text:c="3"/>)[</text:p>
            <text:p text:style-name="P81"><text:s text:c="6"/>A &lt;--</text:p>
            <text:p text:style-name="P81">!- Not a <text:span text:style-name="T41">right</text:span> scobe.</text:p>
          </table:table-cell>
        </table:table-row>
        <table:table-row>
          <table:table-cell table:style-name="Таблица2.A2" office:value-type="string">
            <text:p text:style-name="P86">7</text:p>
          </table:table-cell>
          <table:table-cell table:style-name="Таблица2.A2" office:value-type="string">
            <text:p text:style-name="P87">Y</text:p>
            <text:p text:style-name="P87"/>
          </table:table-cell>
          <table:table-cell table:style-name="Таблица2.C2" office:value-type="string">
            <text:p text:style-name="P82">Do you want read from file? (y/n)</text:p>
            <text:p text:style-name="P82">Analising...</text:p>
            <text:p text:style-name="P82"><text:s/>((</text:p>
            <text:p text:style-name="P82"><text:s text:c="3"/>((</text:p>
            <text:p text:style-name="P82"><text:s text:c="6"/>A</text:p>
            <text:p text:style-name="P82"><text:s text:c="3"/>)[</text:p>
            <text:p text:style-name="P82"><text:s text:c="6"/>B</text:p>
            <text:p text:style-name="P82"><text:s text:c="3"/>])</text:p>
            <text:p text:style-name="P82">)[</text:p>
            <text:p text:style-name="P82"><text:s text:c="3"/>[[</text:p>
            <text:p text:style-name="P82"><text:s text:c="6"/>B</text:p>
            <text:p text:style-name="P82"><text:s text:c="3"/>](</text:p>
            <text:p text:style-name="P82"><text:s text:c="6"/>A</text:p>
            <text:p text:style-name="P82"><text:s text:c="3"/>)]</text:p>
            <text:p text:style-name="P82">])</text:p>
            <text:p text:style-name="P82"/>
            <text:p text:style-name="P82">It is scobe!</text:p>
          </table:table-cell>
        </table:table-row>
        <table:table-row>
          <table:table-cell table:style-name="Таблица2.A2" office:value-type="string">
            <text:p text:style-name="P87">8</text:p>
          </table:table-cell>
          <table:table-cell table:style-name="Таблица2.A2" office:value-type="string">
            <text:p text:style-name="P87">y</text:p>
          </table:table-cell>
          <table:table-cell table:style-name="Таблица2.C2" office:value-type="string">
            <text:p text:style-name="P82">Do you want read from file? (y/n)</text:p>
            <text:p text:style-name="P82">Analising...</text:p>
            <text:p text:style-name="P82"><text:s/>((</text:p>
            <text:p text:style-name="P82"><text:s text:c="3"/>((</text:p>
            <text:p text:style-name="P82"><text:s text:c="6"/>A</text:p>
            <text:p text:style-name="P82"><text:s text:c="3"/>)[</text:p>
            <text:p text:style-name="P82"><text:s text:c="6"/>B</text:p>
            <text:p text:style-name="P82"><text:s text:c="3"/>])</text:p>
            <text:p text:style-name="P82">)[</text:p>
            <text:p text:style-name="P82"><text:s text:c="3"/>[[</text:p>
            <text:p text:style-name="P82"><text:s text:c="6"/>B</text:p>
            <text:p text:style-name="P82"><text:s text:c="3"/>]x&lt;--</text:p>
            <text:p text:style-name="P82">!- Expected '(' or ')'.</text:p>
          </table:table-cell>
        </table:table-row>
      </table:table>
      <text:p text:style-name="P75"/>
      <text:p text:style-name="P64"><text:span text:style-name="T62"/></text:p>
      <text:p text:style-name="P66"><text:soft-page-break/><text:span text:style-name="T62">В</text:span><text:span text:style-name="T42">ывод:</text:span></text:p>
      <text:p text:style-name="P91"><text:span text:style-name="T38">O</text:span>знакомился с основными понятиями и приёмами рекурсивного программирования, получил навыки программирования рекурсивных процедур и функций.</text:p>
      <text:p text:style-name="P91"/>
      <text:p text:style-name="P90">Приложение <text:span text:style-name="T37">A</text:span></text:p>
      <text:p text:style-name="P77"><text:span text:style-name="T82">#include</text:span><text:span text:style-name="T76"> </text:span><text:span text:style-name="T85">&lt;stdio.h&gt;</text:span></text:p>
      <text:p text:style-name="P68"><text:span text:style-name="T81">#include</text:span><text:span text:style-name="T75"> </text:span><text:span text:style-name="T84">&lt;stdlib.h&gt;</text:span></text:p>
      <text:p text:style-name="P68"><text:span text:style-name="T81">#include</text:span><text:span text:style-name="T75"> </text:span><text:span text:style-name="T84">&lt;stdio.h&gt;</text:span></text:p>
      <text:p text:style-name="P67"><text:span text:style-name="T81">#include</text:span><text:span text:style-name="T75"> </text:span><text:span text:style-name="T84">&lt;string.h&gt;</text:span></text:p>
      <text:p text:style-name="P76">/*</text:p>
      <text:p text:style-name="P68"><text:span text:style-name="T75"><text:s/></text:span><text:span text:style-name="T84">21.</text:span><text:span text:style-name="T75"> </text:span><text:span text:style-name="T84">Построить</text:span><text:span text:style-name="T75"> </text:span><text:span text:style-name="T84">синтаксический</text:span><text:span text:style-name="T75"> </text:span><text:span text:style-name="T84">анализатор</text:span><text:span text:style-name="T75"> </text:span><text:span text:style-name="T84">для</text:span><text:span text:style-name="T75"> </text:span><text:span text:style-name="T84">понятия</text:span><text:span text:style-name="T75"> </text:span><text:span text:style-name="T84">скобки.</text:span></text:p>
      <text:p text:style-name="P68"><text:span text:style-name="T84">скобки::=квадратные</text:span><text:span text:style-name="T75"> </text:span><text:span text:style-name="T84">|</text:span><text:span text:style-name="T75"> </text:span><text:span text:style-name="T84">круглые</text:span></text:p>
      <text:p text:style-name="P68"><text:span text:style-name="T84">квадратные::</text:span><text:span text:style-name="T75"> </text:span><text:span text:style-name="T84">=</text:span><text:span text:style-name="T75"> </text:span><text:span text:style-name="T84">[</text:span><text:span text:style-name="T75"> </text:span><text:span text:style-name="T84">[</text:span><text:span text:style-name="T75"> </text:span><text:span text:style-name="T84">квадратные</text:span><text:span text:style-name="T75"> </text:span><text:span text:style-name="T84">]</text:span><text:span text:style-name="T75"> </text:span><text:span text:style-name="T84">(</text:span><text:span text:style-name="T75"> </text:span><text:span text:style-name="T84">круглые</text:span><text:span text:style-name="T75"> </text:span><text:span text:style-name="T84">)</text:span><text:span text:style-name="T75"> </text:span><text:span text:style-name="T84">]</text:span><text:span text:style-name="T75"> </text:span><text:span text:style-name="T84">|</text:span><text:span text:style-name="T75"> </text:span><text:span text:style-name="T84">B</text:span></text:p>
      <text:p text:style-name="P68"><text:span text:style-name="T84">круглые::=(</text:span><text:span text:style-name="T75"> </text:span><text:span text:style-name="T84">(</text:span><text:span text:style-name="T75"> </text:span><text:span text:style-name="T84">круглые</text:span><text:span text:style-name="T75"> </text:span><text:span text:style-name="T84">)</text:span><text:span text:style-name="T75"> </text:span><text:span text:style-name="T84">[</text:span><text:span text:style-name="T75"> </text:span><text:span text:style-name="T84">квадратные</text:span><text:span text:style-name="T75"> </text:span><text:span text:style-name="T84">]</text:span><text:span text:style-name="T75"> </text:span><text:span text:style-name="T84">)</text:span><text:span text:style-name="T75"> </text:span><text:span text:style-name="T84">|</text:span><text:span text:style-name="T75"> </text:span><text:span text:style-name="T84">А</text:span></text:p>
      <text:p text:style-name="P67"><text:span text:style-name="T75"><text:s/></text:span><text:span text:style-name="T84">*/</text:span></text:p>
      <text:p text:style-name="P68"><text:span text:style-name="T73">FILE</text:span>*<text:span text:style-name="T75"> </text:span>f_in<text:span text:style-name="T75"> </text:span>=<text:span text:style-name="T75"> </text:span><text:span text:style-name="T81">NULL</text:span>;<text:span text:style-name="T75"> <text:s/></text:span><text:span text:style-name="T84">//</text:span><text:span text:style-name="T75"> </text:span><text:span text:style-name="T84">global</text:span><text:span text:style-name="T75"> </text:span><text:span text:style-name="T84">var</text:span></text:p>
      <text:p text:style-name="P68"><text:span text:style-name="T73">FILE</text:span>*<text:span text:style-name="T75"> </text:span>f_out<text:span text:style-name="T75"> </text:span>=<text:span text:style-name="T75"> </text:span><text:span text:style-name="T81">NULL</text:span>;<text:span text:style-name="T75"> </text:span><text:span text:style-name="T84">//</text:span><text:span text:style-name="T75"> </text:span><text:span text:style-name="T84">global</text:span><text:span text:style-name="T75"> </text:span><text:span text:style-name="T84">var</text:span></text:p>
      <text:p text:style-name="P68"><text:span text:style-name="T99">void</text:span><text:span text:style-name="T75"> </text:span>init();<text:span text:style-name="T75"> </text:span><text:span text:style-name="T84">//</text:span></text:p>
      <text:p text:style-name="P68"><text:span text:style-name="T99">int</text:span><text:span text:style-name="T75"> </text:span>doublePrintf(<text:span text:style-name="T99">const</text:span><text:span text:style-name="T75"> </text:span><text:span text:style-name="T99">char</text:span><text:span text:style-name="T75"> </text:span>*s);</text:p>
      <text:p text:style-name="P68"><text:span text:style-name="T99">int</text:span><text:span text:style-name="T75"> </text:span>doublePrintf_c(<text:span text:style-name="T99">const</text:span><text:span text:style-name="T75"> </text:span><text:span text:style-name="T99">char</text:span><text:span text:style-name="T75"> </text:span>s);</text:p>
      <text:p text:style-name="P68"><text:span text:style-name="T99">int</text:span><text:span text:style-name="T75"> </text:span>Error(<text:span text:style-name="T99">int</text:span><text:span text:style-name="T75"> </text:span>c);</text:p>
      <text:p text:style-name="P68"><text:span text:style-name="T99">char</text:span><text:span text:style-name="T75"> </text:span>GetNPost();</text:p>
      <text:p text:style-name="P68"><text:span text:style-name="T99">int</text:span><text:span text:style-name="T75"> </text:span>brackets();</text:p>
      <text:p text:style-name="P68"><text:span text:style-name="T99">int</text:span><text:span text:style-name="T75"> </text:span>square(<text:span text:style-name="T99">char</text:span><text:span text:style-name="T75"> </text:span>s);</text:p>
      <text:p text:style-name="P68"><text:span text:style-name="T99">int</text:span><text:span text:style-name="T75"> </text:span>round(<text:span text:style-name="T99">char</text:span><text:span text:style-name="T75"> </text:span>s);</text:p>
      <text:p text:style-name="P68"><text:span text:style-name="T99">void</text:span><text:span text:style-name="T75"> </text:span>pretty_look();</text:p>
      <text:p text:style-name="P68"><text:span text:style-name="T99">int</text:span><text:span text:style-name="T75"> </text:span>deepth<text:span text:style-name="T75"> </text:span>=<text:span text:style-name="T75"> </text:span><text:span text:style-name="T81">0</text:span>;<text:span text:style-name="T75"> </text:span><text:span text:style-name="T84">//</text:span><text:span text:style-name="T75"> </text:span><text:span text:style-name="T84">!</text:span><text:span text:style-name="T75"> </text:span><text:span text:style-name="T84">-</text:span><text:span text:style-name="T75"> </text:span><text:span text:style-name="T84">global</text:span><text:span text:style-name="T75"> </text:span><text:span text:style-name="T84">var</text:span></text:p>
      <text:p text:style-name="P67"><text:span text:style-name="T99">int</text:span><text:span text:style-name="T75"> </text:span>flag<text:span text:style-name="T75"> </text:span>=<text:span text:style-name="T75"> </text:span><text:span text:style-name="T81">0</text:span>;</text:p>
      <text:p text:style-name="P68"><text:span text:style-name="T99">void</text:span><text:span text:style-name="T75"> </text:span>init()</text:p>
      <text:p text:style-name="P67">{</text:p>
      <text:p text:style-name="P68"><text:span text:style-name="T75"><text:s text:c="4"/></text:span>f_out<text:span text:style-name="T75"> </text:span>=<text:span text:style-name="T75"> </text:span>fopen(<text:span text:style-name="T84">"f_out.txt"</text:span>,<text:span text:style-name="T84">"w"</text:span>);</text:p>
      <text:p text:style-name="P68"><text:span text:style-name="T75"><text:s text:c="4"/></text:span><text:span text:style-name="T99">if</text:span><text:span text:style-name="T75"> </text:span>(f_out<text:span text:style-name="T75"> </text:span>==<text:span text:style-name="T75"> </text:span><text:span text:style-name="T81">NULL</text:span>)</text:p>
      <text:p text:style-name="P68"><text:span text:style-name="T75"><text:s text:c="4"/></text:span>{</text:p>
      <text:p text:style-name="P68"><text:span text:style-name="T75"><text:s text:c="8"/></text:span>exit(<text:span text:style-name="T81">EXIT_FAILURE</text:span>);</text:p>
      <text:p text:style-name="P68"><text:span text:style-name="T75"><text:s text:c="4"/></text:span>}</text:p>
      <text:p text:style-name="P68"><text:span text:style-name="T75"><text:s text:c="4"/></text:span><text:span text:style-name="T99">char</text:span><text:span text:style-name="T75"> </text:span>ans;</text:p>
      <text:p text:style-name="P68"><text:span text:style-name="T75"><text:s text:c="4"/></text:span>doublePrintf(<text:span text:style-name="T84">"Do</text:span><text:span text:style-name="T75"> </text:span><text:span text:style-name="T84">you</text:span><text:span text:style-name="T75"> </text:span><text:span text:style-name="T84">want</text:span><text:span text:style-name="T75"> </text:span><text:span text:style-name="T84">read</text:span><text:span text:style-name="T75"> </text:span><text:span text:style-name="T84">from</text:span><text:span text:style-name="T75"> </text:span><text:span text:style-name="T84">file?</text:span><text:span text:style-name="T75"> </text:span><text:span text:style-name="T84">(y/n)\n"</text:span>);</text:p>
      <text:p text:style-name="P68"><text:span text:style-name="T75"><text:s text:c="4"/></text:span><text:span text:style-name="T99">while</text:span>(f_in<text:span text:style-name="T75"> </text:span>==<text:span text:style-name="T75"> </text:span><text:span text:style-name="T81">NULL</text:span>)</text:p>
      <text:p text:style-name="P68"><text:span text:style-name="T75"><text:s text:c="4"/></text:span>{</text:p>
      <text:p text:style-name="P68"><text:span text:style-name="T75"><text:s text:c="8"/></text:span>scanf(<text:span text:style-name="T84">"%s"</text:span>,&amp;ans);</text:p>
      <text:p text:style-name="P68"><text:span text:style-name="T75"><text:s text:c="8"/></text:span><text:span text:style-name="T99">switch</text:span><text:span text:style-name="T75"> </text:span>(ans)<text:span text:style-name="T75"> </text:span>{</text:p>
      <text:p text:style-name="P68"><text:span text:style-name="T75"><text:s text:c="8"/></text:span><text:span text:style-name="T99">case</text:span><text:span text:style-name="T75"> </text:span><text:span text:style-name="T84">'y'</text:span>:</text:p>
      <text:p text:style-name="P68"><text:span text:style-name="T75"><text:s text:c="12"/></text:span>f_in<text:span text:style-name="T75"> </text:span>=<text:span text:style-name="T75"> </text:span>fopen(<text:span text:style-name="T84">"f_in.txt"</text:span>,<text:span text:style-name="T84">"r"</text:span>);</text:p>
      <text:p text:style-name="P68"><text:span text:style-name="T75"><text:s text:c="12"/></text:span><text:span text:style-name="T99">if</text:span>(f_in<text:span text:style-name="T75"> </text:span>==<text:span text:style-name="T75"> </text:span><text:span text:style-name="T81">NULL</text:span>)<text:span text:style-name="T75"> </text:span>{Error(<text:span text:style-name="T81">1</text:span>);}</text:p>
      <text:p text:style-name="P68"><text:span text:style-name="T75"><text:s text:c="12"/></text:span><text:span text:style-name="T99">break</text:span>;</text:p>
      <text:p text:style-name="P68"><text:span text:style-name="T75"><text:s text:c="8"/></text:span><text:span text:style-name="T99">case</text:span><text:span text:style-name="T75"> </text:span><text:span text:style-name="T84">'n'</text:span>:</text:p>
      <text:p text:style-name="P68"><text:span text:style-name="T75"><text:s text:c="12"/></text:span>f_in<text:span text:style-name="T75"> </text:span>=<text:span text:style-name="T75"> </text:span>fopen(<text:span text:style-name="T84">"f_stdin.txt"</text:span>,<text:span text:style-name="T84">"w"</text:span>);</text:p>
      <text:p text:style-name="P68"><text:span text:style-name="T75"><text:s text:c="12"/></text:span><text:span text:style-name="T99">if</text:span>(f_in<text:span text:style-name="T75"> </text:span>==<text:span text:style-name="T75"> </text:span><text:span text:style-name="T81">NULL</text:span>)<text:span text:style-name="T75"> </text:span>{Error(<text:span text:style-name="T81">1</text:span>);}</text:p>
      <text:p text:style-name="P68"><text:span text:style-name="T75"><text:s text:c="12"/></text:span><text:span text:style-name="T99">char</text:span><text:span text:style-name="T75"> </text:span>c;</text:p>
      <text:p text:style-name="P68"><text:span text:style-name="T75"><text:s text:c="12"/></text:span>scanf(<text:span text:style-name="T84">"%s"</text:span>,&amp;c);</text:p>
      <text:p text:style-name="P68"><text:span text:style-name="T75"><text:s text:c="12"/></text:span>fprintf(f_in,<text:span text:style-name="T84">"%s"</text:span>,&amp;c);</text:p>
      <text:p text:style-name="P68"><text:span text:style-name="T75"><text:s text:c="12"/></text:span>fclose(f_in);</text:p>
      <text:p text:style-name="P68"><text:span text:style-name="T75"><text:s text:c="12"/></text:span>f_in<text:span text:style-name="T75"> </text:span>=<text:span text:style-name="T75"> </text:span>fopen(<text:span text:style-name="T84">"f_stdin.txt"</text:span>,<text:span text:style-name="T84">"r"</text:span>);</text:p>
      <text:p text:style-name="P68"><text:soft-page-break/><text:span text:style-name="T75"><text:s text:c="12"/></text:span><text:span text:style-name="T99">if</text:span>(f_in<text:span text:style-name="T75"> </text:span>==<text:span text:style-name="T75"> </text:span><text:span text:style-name="T81">NULL</text:span>)<text:span text:style-name="T75"> </text:span>{Error(<text:span text:style-name="T81">1</text:span>);}</text:p>
      <text:p text:style-name="P68"><text:span text:style-name="T75"><text:s text:c="11"/></text:span><text:span text:style-name="T99">break</text:span>;</text:p>
      <text:p text:style-name="P68"><text:span text:style-name="T75"><text:s text:c="8"/></text:span><text:span text:style-name="T99">default</text:span>:</text:p>
      <text:p text:style-name="P68"><text:span text:style-name="T75"><text:s text:c="12"/></text:span>doublePrintf(<text:span text:style-name="T84">"Enter</text:span><text:span text:style-name="T75"> </text:span><text:span text:style-name="T84">y</text:span><text:span text:style-name="T75"> </text:span><text:span text:style-name="T84">(yes)</text:span><text:span text:style-name="T75"> </text:span><text:span text:style-name="T84">or</text:span><text:span text:style-name="T75"> </text:span><text:span text:style-name="T84">n</text:span><text:span text:style-name="T75"> </text:span><text:span text:style-name="T84">(no)\n"</text:span>);</text:p>
      <text:p text:style-name="P68"><text:span text:style-name="T75"><text:s text:c="12"/></text:span><text:span text:style-name="T99">break</text:span>;</text:p>
      <text:p text:style-name="P68"><text:span text:style-name="T75"><text:s text:c="8"/></text:span>}</text:p>
      <text:p text:style-name="P68"><text:span text:style-name="T75"><text:s text:c="4"/></text:span>}</text:p>
      <text:p text:style-name="P67">}</text:p>
      <text:p text:style-name="P68"><text:span text:style-name="T99">int</text:span><text:span text:style-name="T75"> </text:span>doublePrintf(<text:span text:style-name="T99">const</text:span><text:span text:style-name="T75"> </text:span><text:span text:style-name="T99">char</text:span>*<text:span text:style-name="T75"> </text:span>s)</text:p>
      <text:p text:style-name="P68">{</text:p>
      <text:p text:style-name="P68"><text:span text:style-name="T75"><text:s text:c="4"/></text:span>printf(<text:span text:style-name="T84">"%s"</text:span>,s);</text:p>
      <text:p text:style-name="P68"><text:span text:style-name="T75"><text:s text:c="4"/></text:span>fprintf(f_out,<text:span text:style-name="T84">"%s"</text:span>,s);</text:p>
      <text:p text:style-name="P68"><text:span text:style-name="T75"><text:s text:c="4"/></text:span><text:span text:style-name="T99">return</text:span><text:span text:style-name="T75"> </text:span><text:span text:style-name="T81">0</text:span>;</text:p>
      <text:p text:style-name="P67">}</text:p>
      <text:p text:style-name="P68"><text:span text:style-name="T99">int</text:span><text:span text:style-name="T75"> </text:span>doublePrintf_c(<text:span text:style-name="T99">const</text:span><text:span text:style-name="T75"> </text:span><text:span text:style-name="T99">char</text:span><text:span text:style-name="T75"> </text:span>s)</text:p>
      <text:p text:style-name="P68">{</text:p>
      <text:p text:style-name="P68"><text:span text:style-name="T75"><text:s text:c="4"/></text:span>printf(<text:span text:style-name="T84">"%c"</text:span>,s);</text:p>
      <text:p text:style-name="P68"><text:span text:style-name="T75"><text:s text:c="4"/></text:span>fprintf(f_out,<text:span text:style-name="T84">"%c"</text:span>,s);</text:p>
      <text:p text:style-name="P68"><text:span text:style-name="T75"><text:s text:c="4"/></text:span><text:span text:style-name="T99">return</text:span><text:span text:style-name="T75"> </text:span><text:span text:style-name="T81">0</text:span>;</text:p>
      <text:p text:style-name="P67">}</text:p>
      <text:p text:style-name="P68"><text:span text:style-name="T99">int</text:span><text:span text:style-name="T75"> </text:span>Error(<text:span text:style-name="T99">int</text:span><text:span text:style-name="T75"> </text:span>c)</text:p>
      <text:p text:style-name="P68">{</text:p>
      <text:p text:style-name="P68"><text:span text:style-name="T75"><text:s text:c="4"/></text:span><text:span text:style-name="T99">switch</text:span><text:span text:style-name="T75"> </text:span>(c)<text:span text:style-name="T75"> </text:span>{</text:p>
      <text:p text:style-name="P68"><text:span text:style-name="T75"><text:s text:c="4"/></text:span><text:span text:style-name="T99">case</text:span><text:span text:style-name="T75"> </text:span><text:span text:style-name="T81">1</text:span>:</text:p>
      <text:p text:style-name="P68"><text:span text:style-name="T75"><text:s text:c="8"/></text:span>doublePrintf(<text:span text:style-name="T84">"\n!-</text:span><text:span text:style-name="T75"> </text:span><text:span text:style-name="T84">File</text:span><text:span text:style-name="T75"> </text:span><text:span text:style-name="T84">not</text:span><text:span text:style-name="T75"> </text:span><text:span text:style-name="T84">found."</text:span>);</text:p>
      <text:p text:style-name="P68"><text:span text:style-name="T75"><text:s text:c="8"/></text:span>exit(<text:span text:style-name="T81">EXIT_FAILURE</text:span>);</text:p>
      <text:p text:style-name="P68"><text:span text:style-name="T75"><text:s text:c="8"/></text:span><text:span text:style-name="T99">break</text:span>;<text:span text:style-name="T75"> <text:s text:c="13"/></text:span><text:span text:style-name="T84">//</text:span><text:span text:style-name="T75"> </text:span><text:span text:style-name="T84">while</text:span><text:span text:style-name="T75"> </text:span><text:span text:style-name="T84">loading</text:span><text:span text:style-name="T75"> </text:span><text:span text:style-name="T84">from</text:span><text:span text:style-name="T75"> </text:span><text:span text:style-name="T84">file</text:span></text:p>
      <text:p text:style-name="P68"><text:span text:style-name="T75"><text:s text:c="4"/></text:span><text:span text:style-name="T99">case</text:span><text:span text:style-name="T75"> </text:span><text:span text:style-name="T81">2</text:span>:</text:p>
      <text:p text:style-name="P68"><text:span text:style-name="T75"><text:s text:c="8"/></text:span>doublePrintf(<text:span text:style-name="T84">"</text:span><text:span text:style-name="T75"> </text:span><text:span text:style-name="T84">&lt;--\n!-</text:span><text:span text:style-name="T75"> </text:span><text:span text:style-name="T84">Not</text:span><text:span text:style-name="T75"> </text:span><text:span text:style-name="T84">a</text:span><text:span text:style-name="T75"> </text:span><text:span text:style-name="T84">right</text:span><text:span text:style-name="T75"> </text:span><text:span text:style-name="T84">scobe."</text:span>);</text:p>
      <text:p text:style-name="P68"><text:span text:style-name="T75"><text:s text:c="8"/></text:span>exit(<text:span text:style-name="T81">EXIT_FAILURE</text:span>);</text:p>
      <text:p text:style-name="P68"><text:span text:style-name="T75"><text:s text:c="8"/></text:span><text:span text:style-name="T99">break</text:span>;</text:p>
      <text:p text:style-name="P68"><text:span text:style-name="T75"><text:s text:c="4"/></text:span><text:span text:style-name="T99">case</text:span><text:span text:style-name="T75"> </text:span><text:span text:style-name="T81">3</text:span>:</text:p>
      <text:p text:style-name="P68"><text:span text:style-name="T75"><text:s text:c="8"/></text:span>doublePrintf(<text:span text:style-name="T84">"&lt;--\n!-</text:span><text:span text:style-name="T75"> </text:span><text:span text:style-name="T84">Expected</text:span><text:span text:style-name="T75"> </text:span><text:span text:style-name="T84">'['</text:span><text:span text:style-name="T75"> </text:span><text:span text:style-name="T84">or</text:span><text:span text:style-name="T75"> </text:span><text:span text:style-name="T84">']'."</text:span>);</text:p>
      <text:p text:style-name="P68"><text:span text:style-name="T75"><text:s text:c="8"/></text:span>exit(<text:span text:style-name="T81">EXIT_FAILURE</text:span>);</text:p>
      <text:p text:style-name="P68"><text:span text:style-name="T75"><text:s text:c="8"/></text:span><text:span text:style-name="T99">break</text:span>;</text:p>
      <text:p text:style-name="P68"><text:span text:style-name="T75"><text:s text:c="4"/></text:span><text:span text:style-name="T99">case</text:span><text:span text:style-name="T75"> </text:span><text:span text:style-name="T81">4</text:span>:</text:p>
      <text:p text:style-name="P68"><text:span text:style-name="T75"><text:s text:c="8"/></text:span>doublePrintf(<text:span text:style-name="T84">"&lt;--\n!-</text:span><text:span text:style-name="T75"> </text:span><text:span text:style-name="T84">Not</text:span><text:span text:style-name="T75"> </text:span><text:span text:style-name="T84">a</text:span><text:span text:style-name="T75"> </text:span><text:span text:style-name="T84">square</text:span><text:span text:style-name="T75"> </text:span><text:span text:style-name="T84">scobe."</text:span>);</text:p>
      <text:p text:style-name="P68"><text:span text:style-name="T75"><text:s text:c="8"/></text:span>exit(<text:span text:style-name="T81">EXIT_FAILURE</text:span>);</text:p>
      <text:p text:style-name="P68"><text:span text:style-name="T75"><text:s text:c="8"/></text:span><text:span text:style-name="T99">break</text:span>;</text:p>
      <text:p text:style-name="P68"><text:span text:style-name="T75"><text:s text:c="4"/></text:span><text:span text:style-name="T99">case</text:span><text:span text:style-name="T75"> </text:span><text:span text:style-name="T81">5</text:span>:</text:p>
      <text:p text:style-name="P68"><text:span text:style-name="T75"><text:s text:c="8"/></text:span>doublePrintf(<text:span text:style-name="T84">"&lt;--\n!-</text:span><text:span text:style-name="T75"> </text:span><text:span text:style-name="T84">Expected</text:span><text:span text:style-name="T75"> </text:span><text:span text:style-name="T84">'('</text:span><text:span text:style-name="T75"> </text:span><text:span text:style-name="T84">or</text:span><text:span text:style-name="T75"> </text:span><text:span text:style-name="T84">')'."</text:span>);</text:p>
      <text:p text:style-name="P68"><text:span text:style-name="T75"><text:s text:c="8"/></text:span>exit(<text:span text:style-name="T81">EXIT_FAILURE</text:span>);</text:p>
      <text:p text:style-name="P68"><text:span text:style-name="T75"><text:s text:c="8"/></text:span><text:span text:style-name="T99">break</text:span>;</text:p>
      <text:p text:style-name="P68"><text:span text:style-name="T75"><text:s text:c="4"/></text:span><text:span text:style-name="T99">case</text:span><text:span text:style-name="T75"> </text:span><text:span text:style-name="T81">6</text:span>:</text:p>
      <text:p text:style-name="P68"><text:span text:style-name="T75"><text:s text:c="8"/></text:span>doublePrintf(<text:span text:style-name="T84">"&lt;--\n!-</text:span><text:span text:style-name="T75"> </text:span><text:span text:style-name="T84">Not</text:span><text:span text:style-name="T75"> </text:span><text:span text:style-name="T84">a</text:span><text:span text:style-name="T75"> </text:span><text:span text:style-name="T84">round</text:span><text:span text:style-name="T75"> </text:span><text:span text:style-name="T84">scobe."</text:span>);</text:p>
      <text:p text:style-name="P68"><text:span text:style-name="T75"><text:s text:c="8"/></text:span>exit(<text:span text:style-name="T81">EXIT_FAILURE</text:span>);</text:p>
      <text:p text:style-name="P68"><text:span text:style-name="T75"><text:s text:c="8"/></text:span><text:span text:style-name="T99">break</text:span>;</text:p>
      <text:p text:style-name="P68"><text:span text:style-name="T75"><text:s text:c="4"/></text:span><text:span text:style-name="T99">default</text:span>:<text:span text:style-name="T75"> </text:span>doublePrintf(<text:span text:style-name="T84">"\n!-</text:span><text:span text:style-name="T75"> </text:span><text:span text:style-name="T84">****."</text:span>);<text:span text:style-name="T75"> </text:span>exit(<text:span text:style-name="T81">EXIT_FAILURE</text:span>);<text:span text:style-name="T75"> </text:span><text:span text:style-name="T99">break</text:span>;</text:p>
      <text:p text:style-name="P68"><text:span text:style-name="T75"><text:s text:c="4"/></text:span>}</text:p>
      <text:p text:style-name="P67">}</text:p>
      <text:p text:style-name="P68"><text:span text:style-name="T99">char</text:span><text:span text:style-name="T75"> </text:span>GetNPost()</text:p>
      <text:p text:style-name="P68">{</text:p>
      <text:p text:style-name="P68"><text:span text:style-name="T75"><text:s text:c="4"/></text:span><text:span text:style-name="T99">char</text:span><text:span text:style-name="T75"> </text:span>s;</text:p>
      <text:p text:style-name="P68"><text:span text:style-name="T75"><text:s text:c="4"/></text:span>fread(&amp;s,<text:span text:style-name="T81">1</text:span>,<text:span text:style-name="T81">1</text:span>,f_in);</text:p>
      <text:p text:style-name="P68"><text:span text:style-name="T75"><text:s text:c="4"/></text:span>doublePrintf_c(s);</text:p>
      <text:p text:style-name="P68"><text:span text:style-name="T75"><text:s text:c="4"/></text:span><text:span text:style-name="T99">return</text:span><text:span text:style-name="T75"> </text:span>s;</text:p>
      <text:p text:style-name="P67">}</text:p>
      <text:p text:style-name="P68"><text:soft-page-break/><text:span text:style-name="T99">int</text:span><text:span text:style-name="T75"> </text:span>brackets();</text:p>
      <text:p text:style-name="P68"><text:span text:style-name="T99">int</text:span><text:span text:style-name="T75"> </text:span>square(<text:span text:style-name="T99">char</text:span><text:span text:style-name="T75"> </text:span>s);</text:p>
      <text:p text:style-name="P68"><text:span text:style-name="T99">int</text:span><text:span text:style-name="T75"> </text:span>round(<text:span text:style-name="T99">char</text:span><text:span text:style-name="T75"> </text:span>s);</text:p>
      <text:p text:style-name="P67"><text:span text:style-name="T99">void</text:span><text:span text:style-name="T75"> </text:span>pretty_look();</text:p>
      <text:p text:style-name="P68"><text:span text:style-name="T99">void</text:span><text:span text:style-name="T75"> </text:span>pretty_look(<text:span text:style-name="T99">int</text:span><text:span text:style-name="T75"> </text:span>option)<text:span text:style-name="T75"> </text:span><text:span text:style-name="T84">//if</text:span><text:span text:style-name="T75"> </text:span><text:span text:style-name="T84">option</text:span><text:span text:style-name="T75"> </text:span><text:span text:style-name="T84">equals</text:span><text:span text:style-name="T75"> </text:span><text:span text:style-name="T84">1,</text:span><text:span text:style-name="T75"> </text:span><text:span text:style-name="T84">that</text:span><text:span text:style-name="T75"> </text:span><text:span text:style-name="T84">means</text:span><text:span text:style-name="T75"> </text:span><text:span text:style-name="T84">entering</text:span><text:span text:style-name="T75"> </text:span><text:span text:style-name="T84">recursy,</text:span><text:span text:style-name="T75"> </text:span><text:span text:style-name="T84">else</text:span><text:span text:style-name="T75"> </text:span><text:span text:style-name="T84">exit.</text:span><text:span text:style-name="T75"> </text:span><text:span text:style-name="T84">uses</text:span><text:span text:style-name="T75"> </text:span><text:span text:style-name="T84">deepth</text:span><text:span text:style-name="T75"> </text:span><text:span text:style-name="T84">as</text:span><text:span text:style-name="T75"> </text:span><text:span text:style-name="T84">global</text:span><text:span text:style-name="T75"> </text:span><text:span text:style-name="T84">var;</text:span></text:p>
      <text:p text:style-name="P68">{</text:p>
      <text:p text:style-name="P68"><text:span text:style-name="T75"><text:s text:c="4"/></text:span><text:span text:style-name="T99">if</text:span><text:span text:style-name="T75"> </text:span>(option)<text:span text:style-name="T75"> </text:span>{++deepth<text:span text:style-name="T75"> </text:span>;}<text:span text:style-name="T75"> </text:span><text:span text:style-name="T99">else</text:span><text:span text:style-name="T75"> </text:span>{--deepth;};</text:p>
      <text:p text:style-name="P68"><text:span text:style-name="T75"><text:s text:c="4"/></text:span>doublePrintf(<text:span text:style-name="T84">"\n"</text:span>);</text:p>
      <text:p text:style-name="P68"><text:span text:style-name="T75"><text:s text:c="4"/></text:span><text:span text:style-name="T99">for</text:span><text:span text:style-name="T75"> </text:span>(<text:span text:style-name="T99">int</text:span><text:span text:style-name="T75"> </text:span>i<text:span text:style-name="T75"> </text:span>=<text:span text:style-name="T75"> </text:span><text:span text:style-name="T81">0</text:span>;<text:span text:style-name="T75"> </text:span>i<text:span text:style-name="T75"> </text:span>&lt;<text:span text:style-name="T75"> </text:span>deepth;<text:span text:style-name="T75"> </text:span>++i)</text:p>
      <text:p text:style-name="P68"><text:span text:style-name="T75"><text:s text:c="4"/></text:span>{</text:p>
      <text:p text:style-name="P68"><text:span text:style-name="T75"><text:s text:c="8"/></text:span>doublePrintf(<text:span text:style-name="T84">"</text:span><text:span text:style-name="T75"> <text:s text:c="2"/></text:span><text:span text:style-name="T84">"</text:span>);</text:p>
      <text:p text:style-name="P67"><text:span text:style-name="T75"><text:s text:c="4"/></text:span>}</text:p>
      <text:p text:style-name="P67">}</text:p>
      <text:p text:style-name="P68"><text:span text:style-name="T99">int</text:span><text:span text:style-name="T75"> </text:span>brackets()<text:span text:style-name="T75"> </text:span><text:span text:style-name="T84">//returns</text:span><text:span text:style-name="T75"> </text:span><text:span text:style-name="T84">1</text:span><text:span text:style-name="T75"> </text:span><text:span text:style-name="T84">{скобки::=квадратные</text:span><text:span text:style-name="T75"> </text:span><text:span text:style-name="T84">|</text:span><text:span text:style-name="T75"> </text:span><text:span text:style-name="T84">круглые}</text:span><text:span text:style-name="T75"> </text:span><text:span text:style-name="T84">else</text:span><text:span text:style-name="T75"> </text:span><text:span text:style-name="T84">0</text:span></text:p>
      <text:p text:style-name="P68">{</text:p>
      <text:p text:style-name="P68"><text:span text:style-name="T75"><text:s text:c="4"/></text:span>doublePrintf(<text:span text:style-name="T84">"Analising...\n</text:span><text:span text:style-name="T75"> </text:span><text:span text:style-name="T84">"</text:span>);</text:p>
      <text:p text:style-name="P68"><text:span text:style-name="T75"><text:s text:c="4"/></text:span><text:span text:style-name="T84">//pretty_look(1);</text:span></text:p>
      <text:p text:style-name="P68"><text:span text:style-name="T75"><text:s text:c="4"/></text:span><text:span text:style-name="T99">char</text:span><text:span text:style-name="T75"> </text:span>s<text:span text:style-name="T75"> </text:span>=<text:span text:style-name="T75"> </text:span>GetNPost();</text:p>
      <text:p text:style-name="P68"><text:span text:style-name="T75"><text:s text:c="4"/></text:span><text:span text:style-name="T99">if</text:span><text:span text:style-name="T75"> </text:span>(round(s)<text:span text:style-name="T75"> </text:span>||<text:span text:style-name="T75"> </text:span>square(s))</text:p>
      <text:p text:style-name="P68"><text:span text:style-name="T75"><text:s text:c="4"/></text:span>{</text:p>
      <text:p text:style-name="P68"><text:span text:style-name="T75"><text:s text:c="8"/></text:span>doublePrintf(<text:span text:style-name="T84">"\nIt</text:span><text:span text:style-name="T75"> </text:span><text:span text:style-name="T84">is</text:span><text:span text:style-name="T75"> </text:span><text:span text:style-name="T84">scobe!"</text:span>);</text:p>
      <text:p text:style-name="P68"><text:span text:style-name="T75"><text:s text:c="8"/></text:span><text:span text:style-name="T99">return</text:span><text:span text:style-name="T75"> </text:span><text:span text:style-name="T81">1</text:span>;</text:p>
      <text:p text:style-name="P68"><text:span text:style-name="T75"><text:s text:c="4"/></text:span>}</text:p>
      <text:p text:style-name="P68"><text:span text:style-name="T75"><text:s text:c="4"/></text:span><text:span text:style-name="T99">else</text:span></text:p>
      <text:p text:style-name="P68"><text:span text:style-name="T75"><text:s text:c="4"/></text:span>{</text:p>
      <text:p text:style-name="P68"><text:span text:style-name="T75"><text:s text:c="8"/></text:span>Error(<text:span text:style-name="T81">777</text:span>);</text:p>
      <text:p text:style-name="P68"><text:span text:style-name="T75"><text:s text:c="4"/></text:span>};</text:p>
      <text:p text:style-name="P67">}</text:p>
      <text:p text:style-name="P68"><text:span text:style-name="T99">int</text:span><text:span text:style-name="T75"> </text:span>square(<text:span text:style-name="T99">char</text:span><text:span text:style-name="T75"> </text:span>s)<text:span text:style-name="T75"> <text:s/></text:span><text:span text:style-name="T84">//returns</text:span><text:span text:style-name="T75"> </text:span><text:span text:style-name="T84">1</text:span><text:span text:style-name="T75"> </text:span><text:span text:style-name="T84">{квадратные::</text:span><text:span text:style-name="T75"> </text:span><text:span text:style-name="T84">=</text:span><text:span text:style-name="T75"> </text:span><text:span text:style-name="T84">[</text:span><text:span text:style-name="T75"> </text:span><text:span text:style-name="T84">[</text:span><text:span text:style-name="T75"> </text:span><text:span text:style-name="T84">квадратные</text:span><text:span text:style-name="T75"> </text:span><text:span text:style-name="T84">]</text:span><text:span text:style-name="T75"> </text:span><text:span text:style-name="T84">(</text:span><text:span text:style-name="T75"> </text:span><text:span text:style-name="T84">круглые</text:span><text:span text:style-name="T75"> </text:span><text:span text:style-name="T84">)</text:span><text:span text:style-name="T75"> </text:span><text:span text:style-name="T84">]</text:span><text:span text:style-name="T75"> </text:span><text:span text:style-name="T84">|</text:span><text:span text:style-name="T75"> </text:span><text:span text:style-name="T84">B}</text:span><text:span text:style-name="T75"> </text:span><text:span text:style-name="T84">else</text:span><text:span text:style-name="T75"> </text:span><text:span text:style-name="T84">0</text:span></text:p>
      <text:p text:style-name="P67">{</text:p>
      <text:p text:style-name="P68"><text:span text:style-name="T75"><text:s text:c="4"/></text:span><text:span text:style-name="T99">if</text:span><text:span text:style-name="T75"> </text:span>(s<text:span text:style-name="T75"> </text:span>==<text:span text:style-name="T75"> </text:span><text:span text:style-name="T84">'B'</text:span>)<text:span text:style-name="T75"> </text:span>{<text:span text:style-name="T75"> </text:span>pretty_look(<text:span text:style-name="T81">0</text:span>);<text:span text:style-name="T75"> </text:span><text:span text:style-name="T99">return</text:span><text:span text:style-name="T75"> </text:span><text:span text:style-name="T81">1</text:span>;}</text:p>
      <text:p text:style-name="P68"><text:span text:style-name="T75"><text:s text:c="4"/></text:span><text:span text:style-name="T99">if</text:span><text:span text:style-name="T75"> </text:span>(s<text:span text:style-name="T75"> </text:span>==<text:span text:style-name="T75"> </text:span><text:span text:style-name="T84">'A'</text:span><text:span text:style-name="T75"> </text:span>&amp;&amp;<text:span text:style-name="T75"> </text:span>!flag)<text:span text:style-name="T75"> </text:span>{<text:span text:style-name="T75"> </text:span>pretty_look(<text:span text:style-name="T81">0</text:span>);<text:span text:style-name="T75"> </text:span><text:span text:style-name="T99">return</text:span><text:span text:style-name="T75"> </text:span><text:span text:style-name="T81">1</text:span>;}</text:p>
      <text:p text:style-name="P67"><text:span text:style-name="T75"><text:s text:c="4"/></text:span>flag<text:span text:style-name="T75"> </text:span>=<text:span text:style-name="T75"> </text:span><text:span text:style-name="T81">1</text:span>;</text:p>
      <text:p text:style-name="P68"><text:span text:style-name="T75"><text:s text:c="4"/></text:span><text:span text:style-name="T99">if</text:span>(s<text:span text:style-name="T75"> </text:span>==<text:span text:style-name="T75"> </text:span><text:span text:style-name="T84">'['</text:span>)</text:p>
      <text:p text:style-name="P68"><text:span text:style-name="T75"><text:s text:c="4"/></text:span>{</text:p>
      <text:p text:style-name="P68"><text:span text:style-name="T75"><text:s text:c="8"/></text:span>s<text:span text:style-name="T75"> </text:span>=<text:span text:style-name="T75"> </text:span>GetNPost();</text:p>
      <text:p text:style-name="P68"><text:span text:style-name="T75"><text:s text:c="8"/></text:span><text:span text:style-name="T99">if</text:span>(<text:span text:style-name="T75"> </text:span>s<text:span text:style-name="T75"> </text:span>==<text:span text:style-name="T75"> </text:span><text:span text:style-name="T84">'['</text:span>)</text:p>
      <text:p text:style-name="P68"><text:span text:style-name="T75"><text:s text:c="8"/></text:span>{</text:p>
      <text:p text:style-name="P68"><text:span text:style-name="T75"><text:s text:c="12"/></text:span>pretty_look(<text:span text:style-name="T81">1</text:span>);</text:p>
      <text:p text:style-name="P68"><text:span text:style-name="T75"><text:s text:c="12"/></text:span>s<text:span text:style-name="T75"> </text:span>=<text:span text:style-name="T75"> </text:span>GetNPost();</text:p>
      <text:p text:style-name="P68"><text:span text:style-name="T75"><text:s text:c="12"/></text:span><text:span text:style-name="T99">if</text:span><text:span text:style-name="T75"> </text:span>(square(s)<text:span text:style-name="T75"> </text:span>==<text:span text:style-name="T75"> </text:span><text:span text:style-name="T81">1</text:span>)</text:p>
      <text:p text:style-name="P68"><text:span text:style-name="T75"><text:s text:c="12"/></text:span>{</text:p>
      <text:p text:style-name="P68"><text:span text:style-name="T75"><text:s text:c="16"/></text:span>s<text:span text:style-name="T75"> </text:span>=<text:span text:style-name="T75"> </text:span>GetNPost();</text:p>
      <text:p text:style-name="P68"><text:span text:style-name="T75"><text:s text:c="16"/></text:span><text:span text:style-name="T99">if</text:span><text:span text:style-name="T75"> </text:span>(s<text:span text:style-name="T75"> </text:span>==<text:span text:style-name="T75"> </text:span><text:span text:style-name="T84">']'</text:span>)</text:p>
      <text:p text:style-name="P68"><text:span text:style-name="T75"><text:s text:c="16"/></text:span>{</text:p>
      <text:p text:style-name="P68"><text:span text:style-name="T75"><text:s text:c="20"/></text:span>s<text:span text:style-name="T75"> </text:span>=<text:span text:style-name="T75"> </text:span>GetNPost();</text:p>
      <text:p text:style-name="P68"><text:span text:style-name="T75"><text:s text:c="20"/></text:span><text:span text:style-name="T99">if</text:span><text:span text:style-name="T75"> </text:span>(s<text:span text:style-name="T75"> </text:span>==<text:span text:style-name="T75"> </text:span><text:span text:style-name="T84">'('</text:span>)</text:p>
      <text:p text:style-name="P68"><text:span text:style-name="T75"><text:s text:c="20"/></text:span>{</text:p>
      <text:p text:style-name="P68"><text:span text:style-name="T75"><text:s text:c="24"/></text:span>pretty_look(<text:span text:style-name="T81">1</text:span>);</text:p>
      <text:p text:style-name="P68"><text:span text:style-name="T75"><text:s text:c="24"/></text:span>s<text:span text:style-name="T75"> </text:span>=<text:span text:style-name="T75"> </text:span>GetNPost();</text:p>
      <text:p text:style-name="P68"><text:span text:style-name="T75"><text:s text:c="24"/></text:span><text:span text:style-name="T99">if</text:span>(round(s)<text:span text:style-name="T75"> </text:span>==<text:span text:style-name="T75"> </text:span><text:span text:style-name="T81">1</text:span>)</text:p>
      <text:p text:style-name="P68"><text:span text:style-name="T75"><text:s text:c="24"/></text:span>{</text:p>
      <text:p text:style-name="P68"><text:span text:style-name="T75"><text:s text:c="28"/></text:span>s<text:span text:style-name="T75"> </text:span>=<text:span text:style-name="T75"> </text:span>GetNPost();</text:p>
      <text:p text:style-name="P68"><text:span text:style-name="T75"><text:s text:c="28"/></text:span><text:span text:style-name="T99">if</text:span><text:span text:style-name="T75"> </text:span>(s<text:span text:style-name="T75"> </text:span>==<text:span text:style-name="T75"> </text:span><text:span text:style-name="T84">')'</text:span>)</text:p>
      <text:p text:style-name="P68"><text:soft-page-break/><text:span text:style-name="T75"><text:s text:c="28"/></text:span>{</text:p>
      <text:p text:style-name="P68"><text:span text:style-name="T75"><text:s text:c="32"/></text:span>s<text:span text:style-name="T75"> </text:span>=<text:span text:style-name="T75"> </text:span>GetNPost();</text:p>
      <text:p text:style-name="P68"><text:span text:style-name="T75"><text:s text:c="32"/></text:span><text:span text:style-name="T99">if</text:span><text:span text:style-name="T75"> </text:span>(s<text:span text:style-name="T75"> </text:span>==<text:span text:style-name="T75"> </text:span><text:span text:style-name="T84">']'</text:span>)</text:p>
      <text:p text:style-name="P68"><text:span text:style-name="T75"><text:s text:c="32"/></text:span>{</text:p>
      <text:p text:style-name="P68"><text:span text:style-name="T75"><text:s text:c="36"/></text:span>pretty_look(<text:span text:style-name="T81">0</text:span>);</text:p>
      <text:p text:style-name="P68"><text:span text:style-name="T75"><text:s text:c="36"/></text:span><text:span text:style-name="T99">return</text:span><text:span text:style-name="T75"> </text:span><text:span text:style-name="T81">1</text:span>;</text:p>
      <text:p text:style-name="P68"><text:span text:style-name="T75"><text:s text:c="32"/></text:span>}<text:span text:style-name="T75"> </text:span><text:span text:style-name="T99">else</text:span><text:span text:style-name="T75"> </text:span>{Error(<text:span text:style-name="T81">3</text:span>);};</text:p>
      <text:p text:style-name="P68"><text:span text:style-name="T75"><text:s text:c="28"/></text:span>}<text:span text:style-name="T75"> </text:span><text:span text:style-name="T99">else</text:span><text:span text:style-name="T75"> </text:span>{Error(<text:span text:style-name="T81">5</text:span>);};</text:p>
      <text:p text:style-name="P68"><text:span text:style-name="T75"><text:s text:c="24"/></text:span>}<text:span text:style-name="T75"> </text:span><text:span text:style-name="T99">else</text:span><text:span text:style-name="T75"> </text:span>{Error(<text:span text:style-name="T81">6</text:span>);};</text:p>
      <text:p text:style-name="P68"><text:span text:style-name="T75"><text:s text:c="20"/></text:span>}<text:span text:style-name="T75"> </text:span><text:span text:style-name="T99">else</text:span><text:span text:style-name="T75"> </text:span>{Error(<text:span text:style-name="T81">5</text:span>);};</text:p>
      <text:p text:style-name="P68"><text:span text:style-name="T75"><text:s text:c="16"/></text:span>}<text:span text:style-name="T75"> </text:span><text:span text:style-name="T99">else</text:span><text:span text:style-name="T75"> </text:span>{Error(<text:span text:style-name="T81">3</text:span>);};</text:p>
      <text:p text:style-name="P68"><text:span text:style-name="T75"><text:s text:c="12"/></text:span>}<text:span text:style-name="T75"> </text:span><text:span text:style-name="T99">else</text:span><text:span text:style-name="T75"> </text:span>{Error(<text:span text:style-name="T81">4</text:span>);};</text:p>
      <text:p text:style-name="P68"><text:span text:style-name="T75"><text:s text:c="8"/></text:span>}<text:span text:style-name="T75"> </text:span><text:span text:style-name="T99">else</text:span><text:span text:style-name="T75"> </text:span>{Error(<text:span text:style-name="T81">3</text:span>);};</text:p>
      <text:p text:style-name="P67"><text:span text:style-name="T75"><text:s text:c="4"/></text:span>}</text:p>
      <text:p text:style-name="P67"><text:span text:style-name="T75"><text:s text:c="4"/></text:span><text:span text:style-name="T99">return</text:span><text:span text:style-name="T75"> </text:span><text:span text:style-name="T81">0</text:span>;</text:p>
      <text:p text:style-name="P67">}</text:p>
      <text:p text:style-name="P68"><text:span text:style-name="T99">int</text:span><text:span text:style-name="T75"> </text:span>round(<text:span text:style-name="T99">char</text:span><text:span text:style-name="T75"> </text:span>s)<text:span text:style-name="T75"> <text:s/></text:span><text:span text:style-name="T84">//returns</text:span><text:span text:style-name="T75"> </text:span><text:span text:style-name="T84">1</text:span><text:span text:style-name="T75"> </text:span><text:span text:style-name="T84">{круглые::=(</text:span><text:span text:style-name="T75"> </text:span><text:span text:style-name="T84">(</text:span><text:span text:style-name="T75"> </text:span><text:span text:style-name="T84">круглые</text:span><text:span text:style-name="T75"> </text:span><text:span text:style-name="T84">)</text:span><text:span text:style-name="T75"> </text:span><text:span text:style-name="T84">[</text:span><text:span text:style-name="T75"> </text:span><text:span text:style-name="T84">квадратные</text:span><text:span text:style-name="T75"> </text:span><text:span text:style-name="T84">]</text:span><text:span text:style-name="T75"> </text:span><text:span text:style-name="T84">)</text:span><text:span text:style-name="T75"> </text:span><text:span text:style-name="T84">|</text:span><text:span text:style-name="T75"> </text:span><text:span text:style-name="T84">А}</text:span><text:span text:style-name="T75"> </text:span><text:span text:style-name="T84">else</text:span><text:span text:style-name="T75"> </text:span><text:span text:style-name="T84">0</text:span></text:p>
      <text:p text:style-name="P67">{</text:p>
      <text:p text:style-name="P68"><text:span text:style-name="T75"><text:s text:c="4"/></text:span><text:span text:style-name="T99">if</text:span><text:span text:style-name="T75"> </text:span>(s<text:span text:style-name="T75"> </text:span>==<text:span text:style-name="T75"> </text:span><text:span text:style-name="T84">'A'</text:span>)<text:span text:style-name="T75"> </text:span>{<text:span text:style-name="T75"> </text:span>pretty_look(<text:span text:style-name="T81">0</text:span>);<text:span text:style-name="T75"> </text:span><text:span text:style-name="T99">return</text:span><text:span text:style-name="T75"> </text:span><text:span text:style-name="T81">1</text:span>;}</text:p>
      <text:p text:style-name="P68"><text:span text:style-name="T75"><text:s text:c="4"/></text:span><text:span text:style-name="T99">if</text:span><text:span text:style-name="T75"> </text:span>(s<text:span text:style-name="T75"> </text:span>==<text:span text:style-name="T75"> </text:span><text:span text:style-name="T84">'B'</text:span><text:span text:style-name="T75"> </text:span>&amp;&amp;<text:span text:style-name="T75"> </text:span>!flag)<text:span text:style-name="T75"> </text:span>{<text:span text:style-name="T75"> </text:span>pretty_look(<text:span text:style-name="T81">0</text:span>);<text:span text:style-name="T75"> </text:span><text:span text:style-name="T99">return</text:span><text:span text:style-name="T75"> </text:span><text:span text:style-name="T81">1</text:span>;}</text:p>
      <text:p text:style-name="P67"><text:span text:style-name="T75"><text:s text:c="4"/></text:span>flag<text:span text:style-name="T75"> </text:span>=<text:span text:style-name="T75"> </text:span><text:span text:style-name="T81">1</text:span>;</text:p>
      <text:p text:style-name="P68"><text:span text:style-name="T75"><text:s text:c="4"/></text:span><text:span text:style-name="T99">if</text:span>(s<text:span text:style-name="T75"> </text:span>==<text:span text:style-name="T75"> </text:span><text:span text:style-name="T84">'('</text:span>)</text:p>
      <text:p text:style-name="P68"><text:span text:style-name="T75"><text:s text:c="4"/></text:span>{</text:p>
      <text:p text:style-name="P68"><text:span text:style-name="T75"><text:s text:c="8"/></text:span>s<text:span text:style-name="T75"> </text:span>=<text:span text:style-name="T75"> </text:span>GetNPost();</text:p>
      <text:p text:style-name="P68"><text:span text:style-name="T75"><text:s text:c="8"/></text:span><text:span text:style-name="T99">if</text:span>(<text:span text:style-name="T75"> </text:span>s<text:span text:style-name="T75"> </text:span>==<text:span text:style-name="T75"> </text:span><text:span text:style-name="T84">'('</text:span>)</text:p>
      <text:p text:style-name="P68"><text:span text:style-name="T75"><text:s text:c="8"/></text:span>{</text:p>
      <text:p text:style-name="P68"><text:span text:style-name="T75"><text:s text:c="12"/></text:span>pretty_look(<text:span text:style-name="T81">1</text:span>);</text:p>
      <text:p text:style-name="P68"><text:span text:style-name="T75"><text:s text:c="12"/></text:span>s<text:span text:style-name="T75"> </text:span>=<text:span text:style-name="T75"> </text:span>GetNPost();</text:p>
      <text:p text:style-name="P68"><text:span text:style-name="T75"><text:s text:c="12"/></text:span><text:span text:style-name="T99">if</text:span><text:span text:style-name="T75"> </text:span>(round(s)<text:span text:style-name="T75"> </text:span>==<text:span text:style-name="T75"> </text:span><text:span text:style-name="T81">1</text:span>)</text:p>
      <text:p text:style-name="P68"><text:span text:style-name="T75"><text:s text:c="12"/></text:span>{</text:p>
      <text:p text:style-name="P68"><text:span text:style-name="T75"><text:s text:c="16"/></text:span>s<text:span text:style-name="T75"> </text:span>=<text:span text:style-name="T75"> </text:span>GetNPost();</text:p>
      <text:p text:style-name="P68"><text:span text:style-name="T75"><text:s text:c="16"/></text:span><text:span text:style-name="T99">if</text:span><text:span text:style-name="T75"> </text:span>(s<text:span text:style-name="T75"> </text:span>==<text:span text:style-name="T75"> </text:span><text:span text:style-name="T84">')'</text:span>)</text:p>
      <text:p text:style-name="P68"><text:span text:style-name="T75"><text:s text:c="16"/></text:span>{</text:p>
      <text:p text:style-name="P68"><text:span text:style-name="T75"><text:s text:c="20"/></text:span>s<text:span text:style-name="T75"> </text:span>=<text:span text:style-name="T75"> </text:span>GetNPost();</text:p>
      <text:p text:style-name="P68"><text:span text:style-name="T75"><text:s text:c="20"/></text:span><text:span text:style-name="T99">if</text:span><text:span text:style-name="T75"> </text:span>(s<text:span text:style-name="T75"> </text:span>==<text:span text:style-name="T75"> </text:span><text:span text:style-name="T84">'['</text:span>)</text:p>
      <text:p text:style-name="P68"><text:span text:style-name="T75"><text:s text:c="20"/></text:span>{</text:p>
      <text:p text:style-name="P68"><text:span text:style-name="T75"><text:s text:c="24"/></text:span>pretty_look(<text:span text:style-name="T81">1</text:span>);</text:p>
      <text:p text:style-name="P68"><text:span text:style-name="T75"><text:s text:c="24"/></text:span>s<text:span text:style-name="T75"> </text:span>=<text:span text:style-name="T75"> </text:span>GetNPost();</text:p>
      <text:p text:style-name="P68"><text:span text:style-name="T75"><text:s text:c="24"/></text:span><text:span text:style-name="T99">if</text:span>(square(s)<text:span text:style-name="T75"> </text:span>==<text:span text:style-name="T75"> </text:span><text:span text:style-name="T81">1</text:span>)</text:p>
      <text:p text:style-name="P68"><text:span text:style-name="T75"><text:s text:c="24"/></text:span>{</text:p>
      <text:p text:style-name="P68"><text:span text:style-name="T75"><text:s text:c="28"/></text:span>s<text:span text:style-name="T75"> </text:span>=<text:span text:style-name="T75"> </text:span>GetNPost();</text:p>
      <text:p text:style-name="P68"><text:span text:style-name="T75"><text:s text:c="28"/></text:span><text:span text:style-name="T99">if</text:span><text:span text:style-name="T75"> </text:span>(s<text:span text:style-name="T75"> </text:span>==<text:span text:style-name="T75"> </text:span><text:span text:style-name="T84">']'</text:span>)</text:p>
      <text:p text:style-name="P68"><text:span text:style-name="T75"><text:s text:c="28"/></text:span>{</text:p>
      <text:p text:style-name="P68"><text:span text:style-name="T75"><text:s text:c="32"/></text:span>s<text:span text:style-name="T75"> </text:span>=<text:span text:style-name="T75"> </text:span>GetNPost();</text:p>
      <text:p text:style-name="P68"><text:span text:style-name="T75"><text:s text:c="32"/></text:span><text:span text:style-name="T99">if</text:span><text:span text:style-name="T75"> </text:span>(s<text:span text:style-name="T75"> </text:span>==<text:span text:style-name="T75"> </text:span><text:span text:style-name="T84">')'</text:span>)</text:p>
      <text:p text:style-name="P68"><text:span text:style-name="T75"><text:s text:c="32"/></text:span>{</text:p>
      <text:p text:style-name="P68"><text:span text:style-name="T75"><text:s text:c="36"/></text:span>pretty_look(<text:span text:style-name="T81">0</text:span>);</text:p>
      <text:p text:style-name="P68"><text:span text:style-name="T75"><text:s text:c="36"/></text:span><text:span text:style-name="T99">return</text:span><text:span text:style-name="T75"> </text:span><text:span text:style-name="T81">1</text:span>;</text:p>
      <text:p text:style-name="P68"><text:span text:style-name="T75"><text:s text:c="32"/></text:span>}<text:span text:style-name="T75"> </text:span><text:span text:style-name="T99">else</text:span><text:span text:style-name="T75"> </text:span>{Error(<text:span text:style-name="T81">5</text:span>);};</text:p>
      <text:p text:style-name="P68"><text:span text:style-name="T75"><text:s text:c="28"/></text:span>}<text:span text:style-name="T75"> </text:span><text:span text:style-name="T99">else</text:span><text:span text:style-name="T75"> </text:span>{Error(<text:span text:style-name="T81">3</text:span>);};</text:p>
      <text:p text:style-name="P68"><text:span text:style-name="T75"><text:s text:c="24"/></text:span>}<text:span text:style-name="T75"> </text:span><text:span text:style-name="T99">else</text:span><text:span text:style-name="T75"> </text:span>{Error(<text:span text:style-name="T81">4</text:span>);};</text:p>
      <text:p text:style-name="P68"><text:span text:style-name="T75"><text:s text:c="20"/></text:span>}<text:span text:style-name="T75"> </text:span><text:span text:style-name="T99">else</text:span><text:span text:style-name="T75"> </text:span>{Error(<text:span text:style-name="T81">3</text:span>);};</text:p>
      <text:p text:style-name="P68"><text:span text:style-name="T75"><text:s text:c="16"/></text:span>}<text:span text:style-name="T75"> </text:span><text:span text:style-name="T99">else</text:span><text:span text:style-name="T75"> </text:span>{Error(<text:span text:style-name="T81">5</text:span>);};</text:p>
      <text:p text:style-name="P68"><text:span text:style-name="T75"><text:s text:c="12"/></text:span>}<text:span text:style-name="T75"> </text:span><text:span text:style-name="T99">else</text:span><text:span text:style-name="T75"> </text:span>{Error(<text:span text:style-name="T81">6</text:span>);};</text:p>
      <text:p text:style-name="P68"><text:span text:style-name="T75"><text:s text:c="8"/></text:span>}<text:span text:style-name="T75"> </text:span><text:span text:style-name="T99">else</text:span><text:span text:style-name="T75"> </text:span>{Error(<text:span text:style-name="T81">5</text:span>);};</text:p>
      <text:p text:style-name="P67"><text:span text:style-name="T75"><text:s text:c="4"/></text:span>}</text:p>
      <text:p text:style-name="P68"><text:soft-page-break/><text:span text:style-name="T75"><text:s text:c="4"/></text:span><text:span text:style-name="T99">return</text:span><text:span text:style-name="T75"> </text:span><text:span text:style-name="T81">0</text:span>;</text:p>
      <text:p text:style-name="P67">}</text:p>
      <text:p text:style-name="P68"><text:span text:style-name="T99">int</text:span><text:span text:style-name="T75"> </text:span>main()</text:p>
      <text:p text:style-name="P68">{</text:p>
      <text:p text:style-name="P68"><text:span text:style-name="T75"><text:s text:c="4"/></text:span>init();</text:p>
      <text:p text:style-name="P68"><text:span text:style-name="T75"><text:s text:c="4"/></text:span>brackets();</text:p>
      <text:p text:style-name="P67">}</text:p>
      <text:p text:style-name="P66"><text:span text:style-name="T6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serif"/>
    <style:font-face style:name="Tahoma1" svg:font-family="Tahoma"/>
    <style:font-face style:name="Times New Roman1" svg:font-family="'Times New Roman', 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/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-1.7cm" fo:margin-right="0cm" fo:text-align="center" style:justify-single-word="false" fo:text-indent="0cm" style:auto-text-indent="false" style:page-number="auto" fo:background-color="transparent"/>
    </style:style>
    <style:style style:name="MT1" style:family="text">
      <style:text-properties fo:color="#000000" fo:font-size="14pt" fo:background-color="#ffffff" loext:char-shading-value="0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2cm" fo:margin-left="1.93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header>
        <text:p text:style-name="MP1"><text:span text:style-name="Page_20_Number"><text:span text:style-name="MT1"><text:page-number text:select-page="current">16</text:page-number></text:span></text:span></text:p>
      </style:header>
      <style:header-first>
        <text:p text:style-name="Header"/>
      </style:header-first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53S</meta:editing-duration>
    <meta:editing-cycles>10</meta:editing-cycles>
    <meta:generator>LibreOffice/5.2.5.1$Windows_x86 LibreOffice_project/0312e1a284a7d50ca85a365c316c7abbf20a4d22</meta:generator>
    <dc:date>2017-09-10T18:15:59.798000000</dc:date>
    <meta:document-statistic meta:table-count="2" meta:image-count="0" meta:object-count="0" meta:page-count="16" meta:paragraph-count="524" meta:word-count="2975" meta:character-count="21180" meta:non-whitespace-character-count="16551"/>
    <meta:user-defined meta:name="Info 1"/>
    <meta:user-defined meta:name="Info 2"/>
    <meta:user-defined meta:name="Info 3"/>
    <meta:user-defined meta:name="Info 4"/>
  </office:meta>
</office:document-meta>
</file>